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c9a0" officeooo:paragraph-rsid="001dc9a0"/>
    </style:style>
    <style:style style:name="P2" style:family="paragraph" style:parent-style-name="Standard">
      <style:text-properties officeooo:rsid="001dc9a0" officeooo:paragraph-rsid="001dfe33"/>
    </style:style>
    <style:style style:name="P3" style:family="paragraph" style:parent-style-name="Standard">
      <style:text-properties officeooo:rsid="001dc9a0" officeooo:paragraph-rsid="001fc454"/>
    </style:style>
    <style:style style:name="P4" style:family="paragraph" style:parent-style-name="Standard">
      <style:paragraph-properties fo:text-align="center" style:justify-single-word="false"/>
      <style:text-properties fo:font-size="18pt" officeooo:rsid="001dc9a0" officeooo:paragraph-rsid="001fc454" style:font-size-asian="18pt" style:font-size-complex="18pt"/>
    </style:style>
    <style:style style:name="P5" style:family="paragraph" style:parent-style-name="Standard" style:list-style-name="L5">
      <style:paragraph-properties fo:line-height="200%" fo:text-align="start" style:justify-single-word="false"/>
      <style:text-properties fo:font-size="18pt" fo:font-weight="bold" officeooo:rsid="002ba210" officeooo:paragraph-rsid="002ba210" style:font-size-asian="18pt" style:font-weight-asian="bold" style:font-size-complex="18pt" style:font-weight-complex="bold"/>
    </style:style>
    <style:style style:name="P6" style:family="paragraph" style:parent-style-name="Standard">
      <style:paragraph-properties fo:line-height="200%" fo:text-align="start" style:justify-single-word="false"/>
      <style:text-properties fo:font-size="18pt" fo:font-weight="bold" officeooo:rsid="002ba210" officeooo:paragraph-rsid="002ba210" style:font-size-asian="18pt" style:font-weight-asian="bold" style:font-size-complex="18pt" style:font-weight-complex="bold"/>
    </style:style>
    <style:style style:name="P7" style:family="paragraph" style:parent-style-name="Standard">
      <style:paragraph-properties fo:line-height="200%" fo:text-align="start" style:justify-single-word="false"/>
      <style:text-properties fo:font-size="18pt" fo:font-weight="bold" officeooo:rsid="003e2fdc" officeooo:paragraph-rsid="003e2fdc"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style="italic" fo:font-weight="bold" officeooo:rsid="003e2fdc" officeooo:paragraph-rsid="003e2fdc" style:font-size-asian="18pt" style:font-style-asian="italic" style:font-weight-asian="bold" style:font-size-complex="18pt" style:font-style-complex="italic" style:font-weight-complex="bold"/>
    </style:style>
    <style:style style:name="P9" style:family="paragraph" style:parent-style-name="Standard">
      <style:text-properties fo:font-size="16pt" officeooo:rsid="001dc9a0" officeooo:paragraph-rsid="001dc9a0" style:font-size-asian="16pt" style:font-size-complex="16pt"/>
    </style:style>
    <style:style style:name="P10" style:family="paragraph" style:parent-style-name="Standard">
      <style:text-properties fo:font-size="16pt" officeooo:rsid="001dc9a0" officeooo:paragraph-rsid="001dfe33" style:font-size-asian="16pt" style:font-size-complex="16pt"/>
    </style:style>
    <style:style style:name="P11" style:family="paragraph" style:parent-style-name="Standard">
      <style:text-properties fo:font-size="16pt" officeooo:rsid="001dc9a0" officeooo:paragraph-rsid="001fc454" style:font-size-asian="16pt" style:font-size-complex="16pt"/>
    </style:style>
    <style:style style:name="P12" style:family="paragraph" style:parent-style-name="Standard">
      <style:paragraph-properties fo:line-height="200%" fo:text-align="start" style:justify-single-word="false"/>
      <style:text-properties fo:font-size="16pt" officeooo:rsid="0022d100" officeooo:paragraph-rsid="0022d100" style:font-size-asian="14pt" style:font-size-complex="16pt"/>
    </style:style>
    <style:style style:name="P13" style:family="paragraph" style:parent-style-name="Standard">
      <style:paragraph-properties fo:line-height="200%" fo:text-align="start" style:justify-single-word="false"/>
      <style:text-properties fo:font-size="16pt" fo:font-weight="normal" officeooo:rsid="0022d100" officeooo:paragraph-rsid="0022d100" style:font-size-asian="14pt" style:font-weight-asian="normal" style:font-size-complex="16pt" style:font-weight-complex="normal"/>
    </style:style>
    <style:style style:name="P14" style:family="paragraph" style:parent-style-name="Standard">
      <style:paragraph-properties fo:line-height="200%" fo:text-align="start" style:justify-single-word="false"/>
      <style:text-properties fo:font-size="16pt" fo:font-weight="normal" officeooo:rsid="0023a12d" officeooo:paragraph-rsid="0023a12d" style:font-size-asian="14pt" style:font-weight-asian="normal" style:font-size-complex="16pt" style:font-weight-complex="normal"/>
    </style:style>
    <style:style style:name="P15" style:family="paragraph" style:parent-style-name="Standard">
      <style:paragraph-properties fo:line-height="200%" fo:text-align="start" style:justify-single-word="false"/>
      <style:text-properties fo:font-size="16pt" fo:font-weight="normal" officeooo:rsid="002886ab" officeooo:paragraph-rsid="002886ab" style:font-size-asian="14pt" style:font-weight-asian="normal" style:font-size-complex="16pt" style:font-weight-complex="normal"/>
    </style:style>
    <style:style style:name="P16" style:family="paragraph" style:parent-style-name="Standard">
      <style:paragraph-properties fo:line-height="200%" fo:text-align="start" style:justify-single-word="false"/>
      <style:text-properties fo:font-size="16pt" fo:font-weight="normal" officeooo:rsid="002ba210" officeooo:paragraph-rsid="002ba210" style:font-size-asian="14pt" style:font-weight-asian="normal" style:font-size-complex="16pt" style:font-weight-complex="normal"/>
    </style:style>
    <style:style style:name="P17" style:family="paragraph" style:parent-style-name="Standard">
      <style:paragraph-properties fo:line-height="200%" fo:text-align="start" style:justify-single-word="false"/>
      <style:text-properties fo:font-size="16pt" fo:font-weight="normal" officeooo:rsid="002ba210" officeooo:paragraph-rsid="0035b5ec" style:font-size-asian="14pt" style:font-weight-asian="normal" style:font-size-complex="16pt" style:font-weight-complex="normal"/>
    </style:style>
    <style:style style:name="P18" style:family="paragraph" style:parent-style-name="Standard">
      <style:paragraph-properties fo:line-height="200%" fo:text-align="start" style:justify-single-word="false"/>
      <style:text-properties fo:font-size="16pt" fo:font-weight="normal" officeooo:rsid="002ba210" officeooo:paragraph-rsid="003c37f5" style:font-size-asian="14pt" style:font-weight-asian="normal" style:font-size-complex="16pt" style:font-weight-complex="normal"/>
    </style:style>
    <style:style style:name="P19" style:family="paragraph" style:parent-style-name="Standard">
      <style:paragraph-properties fo:line-height="200%" fo:text-align="start" style:justify-single-word="false"/>
      <style:text-properties fo:font-size="16pt" fo:font-weight="normal" officeooo:rsid="0038ca6f" officeooo:paragraph-rsid="0038ca6f" style:font-size-asian="14pt" style:font-weight-asian="normal" style:font-size-complex="16pt" style:font-weight-complex="normal"/>
    </style:style>
    <style:style style:name="P20" style:family="paragraph" style:parent-style-name="Standard">
      <style:paragraph-properties fo:line-height="200%" fo:text-align="start" style:justify-single-word="false"/>
      <style:text-properties fo:font-size="16pt" fo:font-weight="normal" officeooo:rsid="003d99e7" officeooo:paragraph-rsid="003d99e7" style:font-size-asian="14pt" style:font-weight-asian="normal" style:font-size-complex="16pt" style:font-weight-complex="normal"/>
    </style:style>
    <style:style style:name="P21" style:family="paragraph" style:parent-style-name="Standard">
      <style:paragraph-properties fo:line-height="200%" fo:text-align="start" style:justify-single-word="false"/>
      <style:text-properties fo:font-size="16pt" fo:font-weight="normal" officeooo:rsid="007d32db" officeooo:paragraph-rsid="007d32db" style:font-size-asian="16pt" style:font-weight-asian="normal" style:font-size-complex="16pt" style:font-weight-complex="normal"/>
    </style:style>
    <style:style style:name="P22" style:family="paragraph" style:parent-style-name="Standard">
      <style:paragraph-properties fo:line-height="200%" fo:text-align="start" style:justify-single-word="false"/>
      <style:text-properties fo:font-size="16pt" fo:font-weight="normal" officeooo:rsid="007e45c0" officeooo:paragraph-rsid="007e45c0" style:font-size-asian="16pt" style:font-weight-asian="normal" style:font-size-complex="16pt" style:font-weight-complex="normal"/>
    </style:style>
    <style:style style:name="P23" style:family="paragraph" style:parent-style-name="Standard">
      <style:paragraph-properties fo:line-height="200%" fo:text-align="start" style:justify-single-word="false"/>
      <style:text-properties fo:font-size="16pt" fo:font-weight="normal" officeooo:rsid="007fd8a2" officeooo:paragraph-rsid="007fd8a2" style:font-size-asian="16pt" style:font-weight-asian="normal" style:font-size-complex="16pt" style:font-weight-complex="normal"/>
    </style:style>
    <style:style style:name="P24" style:family="paragraph" style:parent-style-name="Standard">
      <style:paragraph-properties fo:line-height="200%" fo:text-align="start" style:justify-single-word="false"/>
      <style:text-properties fo:font-size="16pt" fo:font-weight="normal" officeooo:rsid="008653e7" officeooo:paragraph-rsid="008653e7" style:font-size-asian="16pt" style:font-weight-asian="normal" style:font-size-complex="16pt" style:font-weight-complex="normal"/>
    </style:style>
    <style:style style:name="P25" style:family="paragraph" style:parent-style-name="Standard">
      <style:paragraph-properties fo:line-height="200%" fo:text-align="start" style:justify-single-word="false"/>
      <style:text-properties fo:font-size="16pt" fo:font-style="italic" fo:font-weight="normal" officeooo:rsid="007e45c0" officeooo:paragraph-rsid="007e45c0" style:font-size-asian="16pt" style:font-style-asian="italic" style:font-weight-asian="normal" style:font-size-complex="16pt" style:font-style-complex="italic" style:font-weight-complex="normal"/>
    </style:style>
    <style:style style:name="P26" style:family="paragraph" style:parent-style-name="Standard">
      <style:paragraph-properties fo:line-height="200%" fo:text-align="start" style:justify-single-word="false"/>
      <style:text-properties fo:font-size="16pt" fo:font-style="normal" fo:font-weight="normal" officeooo:rsid="003e2fdc" officeooo:paragraph-rsid="003e2fdc" style:font-size-asian="16pt" style:font-style-asian="normal" style:font-weight-asian="normal" style:font-size-complex="16pt" style:font-style-complex="normal" style:font-weight-complex="normal"/>
    </style:style>
    <style:style style:name="P27" style:family="paragraph" style:parent-style-name="Standard">
      <style:paragraph-properties fo:line-height="200%" fo:text-align="start" style:justify-single-word="false"/>
      <style:text-properties fo:font-size="16pt" fo:font-style="normal" fo:font-weight="normal" officeooo:rsid="003f5bb4" officeooo:paragraph-rsid="003f5bb4" style:font-size-asian="16pt" style:font-style-asian="normal" style:font-weight-asian="normal" style:font-size-complex="16pt" style:font-style-complex="normal" style:font-weight-complex="normal"/>
    </style:style>
    <style:style style:name="P28" style:family="paragraph" style:parent-style-name="Standard">
      <style:paragraph-properties fo:line-height="200%" fo:text-align="start" style:justify-single-word="false"/>
      <style:text-properties fo:font-size="16pt" fo:font-style="normal" fo:font-weight="normal" officeooo:rsid="003f5bb4" officeooo:paragraph-rsid="0073ac68" style:font-size-asian="16pt" style:font-style-asian="normal" style:font-weight-asian="normal" style:font-size-complex="16pt" style:font-style-complex="normal" style:font-weight-complex="normal"/>
    </style:style>
    <style:style style:name="P29" style:family="paragraph" style:parent-style-name="Standard">
      <style:paragraph-properties fo:line-height="200%" fo:text-align="start" style:justify-single-word="false"/>
      <style:text-properties fo:font-size="16pt" fo:font-style="normal" fo:font-weight="normal" officeooo:rsid="003f5bb4" officeooo:paragraph-rsid="007443f7" style:font-size-asian="16pt" style:font-style-asian="normal" style:font-weight-asian="normal" style:font-size-complex="16pt" style:font-style-complex="normal" style:font-weight-complex="normal"/>
    </style:style>
    <style:style style:name="P30" style:family="paragraph" style:parent-style-name="Standard">
      <style:paragraph-properties fo:line-height="200%" fo:text-align="start" style:justify-single-word="false"/>
      <style:text-properties fo:font-size="16pt" fo:font-style="normal" fo:font-weight="bold" officeooo:rsid="0040b0a1" officeooo:paragraph-rsid="0040b0a1" style:font-size-asian="16pt" style:font-style-asian="normal" style:font-weight-asian="bold" style:font-size-complex="16pt" style:font-style-complex="normal" style:font-weight-complex="bold"/>
    </style:style>
    <style:style style:name="P31" style:family="paragraph" style:parent-style-name="Standard" style:list-style-name="L1">
      <style:paragraph-properties fo:line-height="200%" fo:text-align="start" style:justify-single-word="false"/>
      <style:text-properties fo:font-size="22pt" officeooo:rsid="0022448f" officeooo:paragraph-rsid="0022448f" style:font-size-asian="22pt" style:font-size-complex="22pt"/>
    </style:style>
    <style:style style:name="P32" style:family="paragraph" style:parent-style-name="Standard">
      <style:paragraph-properties fo:line-height="200%" fo:text-align="start" style:justify-single-word="false"/>
      <style:text-properties fo:font-size="22pt" officeooo:rsid="0022448f" officeooo:paragraph-rsid="0022448f" style:font-size-asian="22pt" style:font-size-complex="22pt"/>
    </style:style>
    <style:style style:name="P33" style:family="paragraph" style:parent-style-name="Standard">
      <style:paragraph-properties fo:line-height="200%" fo:text-align="start" style:justify-single-word="false"/>
      <style:text-properties fo:font-size="22pt" officeooo:rsid="0022d100" officeooo:paragraph-rsid="0022d100" style:font-size-asian="22pt" style:font-size-complex="22pt"/>
    </style:style>
    <style:style style:name="P34" style:family="paragraph" style:parent-style-name="Standard">
      <style:paragraph-properties fo:line-height="200%" fo:text-align="start" style:justify-single-word="false"/>
      <style:text-properties fo:font-size="22pt" fo:font-weight="bold" officeooo:rsid="002886ab" officeooo:paragraph-rsid="002886ab" style:font-size-asian="22pt" style:font-weight-asian="bold" style:font-size-complex="22pt" style:font-weight-complex="bold"/>
    </style:style>
    <style:style style:name="P35" style:family="paragraph" style:parent-style-name="Standard" style:list-style-name="L2">
      <style:paragraph-properties fo:line-height="200%" fo:text-align="start" style:justify-single-word="false"/>
      <style:text-properties officeooo:paragraph-rsid="0023a12d"/>
    </style:style>
    <style:style style:name="P36" style:family="paragraph" style:parent-style-name="Standard">
      <style:paragraph-properties fo:line-height="200%" fo:text-align="start" style:justify-single-word="false"/>
      <style:text-properties officeooo:paragraph-rsid="002ba210"/>
    </style:style>
    <style:style style:name="P37" style:family="paragraph" style:parent-style-name="Standard">
      <style:paragraph-properties fo:line-height="200%" fo:text-align="start" style:justify-single-word="false"/>
      <style:text-properties officeooo:rsid="0023a12d" officeooo:paragraph-rsid="0023a12d"/>
    </style:style>
    <style:style style:name="P38" style:family="paragraph" style:parent-style-name="Standard">
      <style:paragraph-properties fo:line-height="200%" fo:text-align="start" style:justify-single-word="false"/>
      <style:text-properties fo:font-size="14pt" fo:font-style="italic" fo:font-weight="bold" officeooo:rsid="003e2fdc" officeooo:paragraph-rsid="003e2fdc" style:font-size-asian="14pt" style:font-style-asian="italic" style:font-weight-asian="bold" style:font-size-complex="14pt" style:font-style-complex="italic" style:font-weight-complex="bold"/>
    </style:style>
    <style:style style:name="P39" style:family="paragraph" style:parent-style-name="Standard">
      <style:paragraph-properties fo:line-height="200%" fo:text-align="start" style:justify-single-word="false"/>
      <style:text-properties fo:font-size="14pt" fo:font-style="italic" fo:font-weight="bold" officeooo:rsid="003f5bb4" officeooo:paragraph-rsid="003f5bb4" style:font-size-asian="14pt" style:font-style-asian="italic" style:font-weight-asian="bold" style:font-size-complex="14pt" style:font-style-complex="italic" style:font-weight-complex="bold"/>
    </style:style>
    <style:style style:name="P40" style:family="paragraph" style:parent-style-name="Standard">
      <style:paragraph-properties fo:line-height="200%" fo:text-align="start" style:justify-single-word="false"/>
      <style:text-properties fo:font-size="14pt" fo:font-style="italic" fo:font-weight="bold" officeooo:rsid="003f5bb4" officeooo:paragraph-rsid="0042897b" style:font-size-asian="14pt" style:font-style-asian="italic" style:font-weight-asian="bold" style:font-size-complex="14pt" style:font-style-complex="italic" style:font-weight-complex="bold"/>
    </style:style>
    <style:style style:name="P41" style:family="paragraph" style:parent-style-name="Standard">
      <style:paragraph-properties fo:line-height="200%" fo:text-align="start" style:justify-single-word="false"/>
      <style:text-properties fo:font-size="14pt" fo:font-style="italic" fo:font-weight="bold" officeooo:rsid="003f5bb4" officeooo:paragraph-rsid="005315a5" style:font-size-asian="14pt" style:font-style-asian="italic" style:font-weight-asian="bold" style:font-size-complex="14pt" style:font-style-complex="italic" style:font-weight-complex="bold"/>
    </style:style>
    <style:style style:name="P42" style:family="paragraph" style:parent-style-name="Standard">
      <style:paragraph-properties fo:line-height="200%" fo:text-align="start" style:justify-single-word="false"/>
      <style:text-properties fo:font-size="14pt" fo:font-style="italic" fo:font-weight="bold" officeooo:rsid="003f5bb4" officeooo:paragraph-rsid="00551289" style:font-size-asian="14pt" style:font-style-asian="italic" style:font-weight-asian="bold" style:font-size-complex="14pt" style:font-style-complex="italic" style:font-weight-complex="bold"/>
    </style:style>
    <style:style style:name="P43" style:family="paragraph" style:parent-style-name="Standard">
      <style:paragraph-properties fo:line-height="200%" fo:text-align="start" style:justify-single-word="false"/>
      <style:text-properties fo:font-size="14pt" fo:font-style="italic" fo:font-weight="bold" officeooo:rsid="003f5bb4" officeooo:paragraph-rsid="005901b7" style:font-size-asian="14pt" style:font-style-asian="italic" style:font-weight-asian="bold" style:font-size-complex="14pt" style:font-style-complex="italic" style:font-weight-complex="bold"/>
    </style:style>
    <style:style style:name="P44" style:family="paragraph" style:parent-style-name="Standard">
      <style:paragraph-properties fo:line-height="200%" fo:text-align="start" style:justify-single-word="false"/>
      <style:text-properties fo:font-size="14pt" fo:font-style="italic" fo:font-weight="bold" officeooo:rsid="003f5bb4" officeooo:paragraph-rsid="005ae05a" style:font-size-asian="14pt" style:font-style-asian="italic" style:font-weight-asian="bold" style:font-size-complex="14pt" style:font-style-complex="italic" style:font-weight-complex="bold"/>
    </style:style>
    <style:style style:name="P45" style:family="paragraph" style:parent-style-name="Standard">
      <style:paragraph-properties fo:line-height="200%" fo:text-align="start" style:justify-single-word="false"/>
      <style:text-properties fo:font-size="14pt" fo:font-style="italic" fo:font-weight="bold" officeooo:rsid="003f5bb4" officeooo:paragraph-rsid="005f3c09" style:font-size-asian="14pt" style:font-style-asian="italic" style:font-weight-asian="bold" style:font-size-complex="14pt" style:font-style-complex="italic" style:font-weight-complex="bold"/>
    </style:style>
    <style:style style:name="P46" style:family="paragraph" style:parent-style-name="Standard">
      <style:paragraph-properties fo:line-height="200%" fo:text-align="start" style:justify-single-word="false"/>
      <style:text-properties fo:font-size="14pt" fo:font-style="italic" fo:font-weight="bold" officeooo:rsid="003f5bb4" officeooo:paragraph-rsid="00600d38" style:font-size-asian="14pt" style:font-style-asian="italic" style:font-weight-asian="bold" style:font-size-complex="14pt" style:font-style-complex="italic" style:font-weight-complex="bold"/>
    </style:style>
    <style:style style:name="P47" style:family="paragraph" style:parent-style-name="Standard">
      <style:paragraph-properties fo:line-height="200%" fo:text-align="start" style:justify-single-word="false"/>
      <style:text-properties fo:font-size="14pt" fo:font-style="italic" fo:font-weight="bold" officeooo:rsid="003f5bb4" officeooo:paragraph-rsid="00618c9d" style:font-size-asian="14pt" style:font-style-asian="italic" style:font-weight-asian="bold" style:font-size-complex="14pt" style:font-style-complex="italic" style:font-weight-complex="bold"/>
    </style:style>
    <style:style style:name="P48" style:family="paragraph" style:parent-style-name="Standard">
      <style:paragraph-properties fo:line-height="200%" fo:text-align="start" style:justify-single-word="false"/>
      <style:text-properties fo:font-size="14pt" fo:font-style="italic" fo:font-weight="bold" officeooo:rsid="003f5bb4" officeooo:paragraph-rsid="0061fc1f" style:font-size-asian="14pt" style:font-style-asian="italic" style:font-weight-asian="bold" style:font-size-complex="14pt" style:font-style-complex="italic" style:font-weight-complex="bold"/>
    </style:style>
    <style:style style:name="P49" style:family="paragraph" style:parent-style-name="Standard">
      <style:paragraph-properties fo:line-height="200%" fo:text-align="start" style:justify-single-word="false"/>
      <style:text-properties fo:font-size="14pt" fo:font-style="italic" fo:font-weight="bold" officeooo:rsid="003f5bb4" officeooo:paragraph-rsid="00657ffa" style:font-size-asian="14pt" style:font-style-asian="italic" style:font-weight-asian="bold" style:font-size-complex="14pt" style:font-style-complex="italic" style:font-weight-complex="bold"/>
    </style:style>
    <style:style style:name="P50" style:family="paragraph" style:parent-style-name="Standard">
      <style:paragraph-properties fo:line-height="200%" fo:text-align="start" style:justify-single-word="false"/>
      <style:text-properties fo:font-size="14pt" fo:font-style="italic" fo:font-weight="bold" officeooo:rsid="003f5bb4" officeooo:paragraph-rsid="0068795f" style:font-size-asian="14pt" style:font-style-asian="italic" style:font-weight-asian="bold" style:font-size-complex="14pt" style:font-style-complex="italic" style:font-weight-complex="bold"/>
    </style:style>
    <style:style style:name="P51" style:family="paragraph" style:parent-style-name="Standard">
      <style:paragraph-properties fo:line-height="200%" fo:text-align="start" style:justify-single-word="false"/>
      <style:text-properties fo:font-size="14pt" fo:font-style="italic" fo:font-weight="bold" officeooo:rsid="003f5bb4" officeooo:paragraph-rsid="0068b97e" style:font-size-asian="14pt" style:font-style-asian="italic" style:font-weight-asian="bold" style:font-size-complex="14pt" style:font-style-complex="italic" style:font-weight-complex="bold"/>
    </style:style>
    <style:style style:name="P52" style:family="paragraph" style:parent-style-name="Standard">
      <style:paragraph-properties fo:line-height="200%" fo:text-align="start" style:justify-single-word="false"/>
      <style:text-properties fo:font-size="14pt" fo:font-style="italic" fo:font-weight="bold" officeooo:rsid="003f5bb4" officeooo:paragraph-rsid="0069e20c" style:font-size-asian="14pt" style:font-style-asian="italic" style:font-weight-asian="bold" style:font-size-complex="14pt" style:font-style-complex="italic" style:font-weight-complex="bold"/>
    </style:style>
    <style:style style:name="P53" style:family="paragraph" style:parent-style-name="Standard">
      <style:paragraph-properties fo:line-height="200%" fo:text-align="start" style:justify-single-word="false"/>
      <style:text-properties fo:font-size="14pt" fo:font-style="italic" fo:font-weight="bold" officeooo:rsid="003f5bb4" officeooo:paragraph-rsid="007443f7" style:font-size-asian="14pt" style:font-style-asian="italic" style:font-weight-asian="bold" style:font-size-complex="14pt" style:font-style-complex="italic" style:font-weight-complex="bold"/>
    </style:style>
    <style:style style:name="P54" style:family="paragraph" style:parent-style-name="Standard">
      <style:paragraph-properties fo:line-height="200%" fo:text-align="start" style:justify-single-word="false"/>
      <style:text-properties fo:font-size="14pt" fo:font-style="italic" fo:font-weight="bold" officeooo:rsid="003f5bb4" officeooo:paragraph-rsid="0076dfe8" style:font-size-asian="14pt" style:font-style-asian="italic" style:font-weight-asian="bold" style:font-size-complex="14pt" style:font-style-complex="italic" style:font-weight-complex="bold"/>
    </style:style>
    <style:style style:name="P55" style:family="paragraph" style:parent-style-name="Standard">
      <style:paragraph-properties fo:line-height="200%" fo:text-align="start" style:justify-single-word="false"/>
      <style:text-properties fo:font-size="14pt" fo:font-style="italic" fo:font-weight="bold" officeooo:rsid="003f5bb4" officeooo:paragraph-rsid="007adde9" style:font-size-asian="14pt" style:font-style-asian="italic" style:font-weight-asian="bold" style:font-size-complex="14pt" style:font-style-complex="italic" style:font-weight-complex="bold"/>
    </style:style>
    <style:style style:name="P56" style:family="paragraph" style:parent-style-name="Standard">
      <style:paragraph-properties fo:line-height="200%" fo:text-align="start" style:justify-single-word="false"/>
      <style:text-properties fo:font-size="14pt" fo:font-style="italic" fo:font-weight="bold" officeooo:rsid="0042897b" officeooo:paragraph-rsid="0042897b" style:font-size-asian="14pt" style:font-style-asian="italic" style:font-weight-asian="bold" style:font-size-complex="14pt" style:font-style-complex="italic" style:font-weight-complex="bold"/>
    </style:style>
    <style:style style:name="P57" style:family="paragraph" style:parent-style-name="Standard">
      <style:paragraph-properties fo:line-height="200%" fo:text-align="start" style:justify-single-word="false"/>
      <style:text-properties fo:font-size="14pt" fo:font-style="italic" fo:font-weight="bold" officeooo:rsid="00477fbb" officeooo:paragraph-rsid="00477fbb" style:font-size-asian="14pt" style:font-style-asian="italic" style:font-weight-asian="bold" style:font-size-complex="14pt" style:font-style-complex="italic" style:font-weight-complex="bold"/>
    </style:style>
    <style:style style:name="P58" style:family="paragraph" style:parent-style-name="Standard">
      <style:paragraph-properties fo:line-height="200%" fo:text-align="start" style:justify-single-word="false"/>
      <style:text-properties fo:font-size="14pt" fo:font-style="italic" fo:font-weight="bold" officeooo:rsid="007fd8a2" officeooo:paragraph-rsid="007fd8a2" style:font-size-asian="14pt" style:font-style-asian="italic" style:font-weight-asian="bold" style:font-size-complex="14pt" style:font-style-complex="italic" style:font-weight-complex="bold"/>
    </style:style>
    <style:style style:name="P59" style:family="paragraph" style:parent-style-name="Standard">
      <style:paragraph-properties fo:line-height="200%" fo:text-align="start" style:justify-single-word="false"/>
      <style:text-properties fo:font-size="14pt" fo:font-style="italic" fo:font-weight="bold" officeooo:rsid="007fd8a2" officeooo:paragraph-rsid="00814a7c" style:font-size-asian="14pt" style:font-style-asian="italic" style:font-weight-asian="bold" style:font-size-complex="14pt" style:font-style-complex="italic" style:font-weight-complex="bold"/>
    </style:style>
    <style:style style:name="P60" style:family="paragraph" style:parent-style-name="Standard">
      <style:paragraph-properties fo:line-height="200%" fo:text-align="start" style:justify-single-word="false"/>
      <style:text-properties fo:font-size="14pt" fo:font-style="italic" fo:font-weight="bold" officeooo:rsid="007fd8a2" officeooo:paragraph-rsid="00853689" style:font-size-asian="14pt" style:font-style-asian="italic" style:font-weight-asian="bold" style:font-size-complex="14pt" style:font-style-complex="italic" style:font-weight-complex="bold"/>
    </style:style>
    <style:style style:name="P61" style:family="paragraph" style:parent-style-name="Standard">
      <style:paragraph-properties fo:line-height="200%" fo:text-align="start" style:justify-single-word="false"/>
      <style:text-properties fo:font-size="14pt" fo:font-style="italic" fo:font-weight="bold" officeooo:rsid="007fd8a2" officeooo:paragraph-rsid="009234db" style:font-size-asian="14pt" style:font-style-asian="italic" style:font-weight-asian="bold" style:font-size-complex="14pt" style:font-style-complex="italic" style:font-weight-complex="bold"/>
    </style:style>
    <style:style style:name="P62" style:family="paragraph" style:parent-style-name="Standard">
      <style:paragraph-properties fo:line-height="200%" fo:text-align="start" style:justify-single-word="false"/>
      <style:text-properties fo:font-size="14pt" fo:font-style="italic" fo:font-weight="bold" officeooo:rsid="007fd8a2" officeooo:paragraph-rsid="0095a052" style:font-size-asian="14pt" style:font-style-asian="italic" style:font-weight-asian="bold" style:font-size-complex="14pt" style:font-style-complex="italic" style:font-weight-complex="bold"/>
    </style:style>
    <style:style style:name="P63" style:family="paragraph" style:parent-style-name="Standard">
      <style:paragraph-properties fo:line-height="200%" fo:text-align="start" style:justify-single-word="false"/>
      <style:text-properties fo:font-size="14pt" fo:font-weight="bold" officeooo:rsid="003e2fdc" officeooo:paragraph-rsid="003e2fdc" style:font-size-asian="14pt" style:font-weight-asian="bold" style:font-size-complex="14pt" style:font-weight-complex="bold"/>
    </style:style>
    <style:style style:name="P64" style:family="paragraph" style:parent-style-name="Standard">
      <style:paragraph-properties fo:line-height="200%" fo:text-align="start" style:justify-single-word="false"/>
      <style:text-properties fo:font-size="14pt" officeooo:paragraph-rsid="007fd8a2"/>
    </style:style>
    <style:style style:name="P65" style:family="paragraph" style:parent-style-name="Standard">
      <style:paragraph-properties fo:line-height="200%" fo:text-align="start" style:justify-single-word="false"/>
      <style:text-properties fo:font-size="15pt" fo:font-style="italic" fo:font-weight="normal" officeooo:rsid="0042897b" officeooo:paragraph-rsid="0042897b" style:font-size-asian="15pt" style:font-style-asian="italic" style:font-weight-asian="normal" style:font-size-complex="15pt" style:font-style-complex="italic" style:font-weight-complex="normal"/>
    </style:style>
    <style:style style:name="P66" style:family="paragraph" style:parent-style-name="Standard">
      <style:paragraph-properties fo:line-height="200%" fo:text-align="start" style:justify-single-word="false"/>
      <style:text-properties fo:font-size="15pt" fo:font-style="italic" fo:font-weight="normal" officeooo:rsid="00477fbb" officeooo:paragraph-rsid="00497801" style:font-size-asian="15pt" style:font-style-asian="italic" style:font-weight-asian="normal" style:font-size-complex="15pt" style:font-style-complex="italic" style:font-weight-complex="normal"/>
    </style:style>
    <style:style style:name="P67" style:family="paragraph" style:parent-style-name="Standard">
      <style:paragraph-properties fo:line-height="200%" fo:text-align="start" style:justify-single-word="false"/>
      <style:text-properties fo:font-size="15pt" fo:font-style="normal" fo:font-weight="normal" officeooo:rsid="003f5bb4" officeooo:paragraph-rsid="003f5bb4" style:font-size-asian="15pt" style:font-style-asian="normal" style:font-weight-asian="normal" style:font-size-complex="15pt" style:font-style-complex="normal" style:font-weight-complex="normal"/>
    </style:style>
    <style:style style:name="P68" style:family="paragraph" style:parent-style-name="Standard">
      <style:paragraph-properties fo:line-height="200%" fo:text-align="start" style:justify-single-word="false"/>
      <style:text-properties fo:font-size="15pt" fo:font-style="normal" fo:font-weight="normal" officeooo:rsid="003f5bb4" officeooo:paragraph-rsid="00551289" style:font-size-asian="15pt" style:font-style-asian="normal" style:font-weight-asian="normal" style:font-size-complex="15pt" style:font-style-complex="normal" style:font-weight-complex="normal"/>
    </style:style>
    <style:style style:name="P69" style:family="paragraph" style:parent-style-name="Standard">
      <style:paragraph-properties fo:line-height="200%" fo:text-align="start" style:justify-single-word="false"/>
      <style:text-properties fo:font-size="15pt" fo:font-style="normal" fo:font-weight="normal" officeooo:rsid="003f5bb4" officeooo:paragraph-rsid="005ae05a" style:font-size-asian="15pt" style:font-style-asian="normal" style:font-weight-asian="normal" style:font-size-complex="15pt" style:font-style-complex="normal" style:font-weight-complex="normal"/>
    </style:style>
    <style:style style:name="P70" style:family="paragraph" style:parent-style-name="Standard">
      <style:paragraph-properties fo:line-height="200%" fo:text-align="start" style:justify-single-word="false"/>
      <style:text-properties fo:font-size="15pt" fo:font-style="normal" fo:font-weight="normal" officeooo:rsid="003f5bb4" officeooo:paragraph-rsid="0061fc1f" style:font-size-asian="15pt" style:font-style-asian="normal" style:font-weight-asian="normal" style:font-size-complex="15pt" style:font-style-complex="normal" style:font-weight-complex="normal"/>
    </style:style>
    <style:style style:name="P71" style:family="paragraph" style:parent-style-name="Standard">
      <style:paragraph-properties fo:line-height="200%" fo:text-align="start" style:justify-single-word="false"/>
      <style:text-properties fo:font-size="15pt" fo:font-style="normal" fo:font-weight="normal" officeooo:rsid="003f5bb4" officeooo:paragraph-rsid="007adde9" style:font-size-asian="15pt" style:font-style-asian="normal" style:font-weight-asian="normal" style:font-size-complex="15pt" style:font-style-complex="normal" style:font-weight-complex="normal"/>
    </style:style>
    <style:style style:name="P72" style:family="paragraph" style:parent-style-name="Standard">
      <style:paragraph-properties fo:line-height="200%" fo:text-align="start" style:justify-single-word="false"/>
      <style:text-properties fo:font-size="15pt" fo:font-style="normal" fo:font-weight="normal" officeooo:rsid="00477fbb" officeooo:paragraph-rsid="00477fbb" style:font-size-asian="15pt" style:font-style-asian="normal" style:font-weight-asian="normal" style:font-size-complex="15pt" style:font-style-complex="normal" style:font-weight-complex="normal"/>
    </style:style>
    <style:style style:name="P73" style:family="paragraph" style:parent-style-name="Standard">
      <style:paragraph-properties fo:line-height="200%" fo:text-align="start" style:justify-single-word="false"/>
      <style:text-properties fo:font-size="15pt" fo:font-style="normal" fo:font-weight="normal" officeooo:rsid="003e2fdc" officeooo:paragraph-rsid="003e2fdc" style:font-size-asian="15pt" style:font-style-asian="normal" style:font-weight-asian="normal" style:font-size-complex="15pt" style:font-style-complex="normal" style:font-weight-complex="normal"/>
    </style:style>
    <style:style style:name="P74" style:family="paragraph" style:parent-style-name="Standard">
      <style:paragraph-properties fo:line-height="200%" fo:text-align="start" style:justify-single-word="false"/>
      <style:text-properties fo:font-size="15pt" fo:font-style="normal" fo:font-weight="normal" officeooo:rsid="007fd8a2" officeooo:paragraph-rsid="007fd8a2" style:font-size-asian="15pt" style:font-style-asian="normal" style:font-weight-asian="normal" style:font-size-complex="15pt" style:font-style-complex="normal" style:font-weight-complex="normal"/>
    </style:style>
    <style:style style:name="P75" style:family="paragraph" style:parent-style-name="Standard">
      <style:paragraph-properties fo:line-height="200%" fo:text-align="start" style:justify-single-word="false"/>
      <style:text-properties fo:font-size="15pt" fo:font-style="normal" fo:font-weight="normal" officeooo:rsid="007fd8a2" officeooo:paragraph-rsid="00814a7c" style:font-size-asian="15pt" style:font-style-asian="normal" style:font-weight-asian="normal" style:font-size-complex="15pt" style:font-style-complex="normal" style:font-weight-complex="normal"/>
    </style:style>
    <style:style style:name="P76" style:family="paragraph" style:parent-style-name="Standard">
      <style:paragraph-properties fo:line-height="200%" fo:text-align="start" style:justify-single-word="false"/>
      <style:text-properties fo:font-size="15pt" fo:font-style="normal" fo:font-weight="normal" officeooo:rsid="007fd8a2" officeooo:paragraph-rsid="00853689" style:font-size-asian="15pt" style:font-style-asian="normal" style:font-weight-asian="normal" style:font-size-complex="15pt" style:font-style-complex="normal" style:font-weight-complex="normal"/>
    </style:style>
    <style:style style:name="P77" style:family="paragraph" style:parent-style-name="Standard">
      <style:paragraph-properties fo:line-height="200%" fo:text-align="start" style:justify-single-word="false"/>
      <style:text-properties fo:font-size="15pt" fo:font-style="normal" fo:font-weight="normal" officeooo:rsid="007fd8a2" officeooo:paragraph-rsid="008c911e" style:font-size-asian="15pt" style:font-style-asian="normal" style:font-weight-asian="normal" style:font-size-complex="15pt" style:font-style-complex="normal" style:font-weight-complex="normal"/>
    </style:style>
    <style:style style:name="P78" style:family="paragraph" style:parent-style-name="Standard">
      <style:paragraph-properties fo:line-height="200%" fo:text-align="start" style:justify-single-word="false"/>
      <style:text-properties fo:font-size="15pt" fo:font-style="normal" fo:font-weight="normal" officeooo:rsid="007fd8a2" officeooo:paragraph-rsid="008fb61c" style:font-size-asian="15pt" style:font-style-asian="normal" style:font-weight-asian="normal" style:font-size-complex="15pt" style:font-style-complex="normal" style:font-weight-complex="normal"/>
    </style:style>
    <style:style style:name="P79" style:family="paragraph" style:parent-style-name="Standard">
      <style:paragraph-properties fo:line-height="200%" fo:text-align="start" style:justify-single-word="false"/>
      <style:text-properties fo:font-size="15pt" officeooo:paragraph-rsid="007fd8a2" style:font-size-asian="15pt" style:font-size-complex="15pt"/>
    </style:style>
    <style:style style:name="P80" style:family="paragraph" style:parent-style-name="Standard">
      <style:paragraph-properties fo:line-height="200%" fo:text-align="start" style:justify-single-word="false"/>
      <style:text-properties style:font-name="Liberation Serif" fo:font-size="15pt" officeooo:paragraph-rsid="007fd8a2" style:font-size-asian="15pt" style:font-size-complex="15pt"/>
    </style:style>
    <style:style style:name="P81" style:family="paragraph" style:parent-style-name="Standard">
      <style:paragraph-properties fo:line-height="200%" fo:text-align="start" style:justify-single-word="false"/>
      <style:text-properties style:font-name="Liberation Serif" fo:font-size="15pt" fo:font-style="normal" fo:font-weight="normal" officeooo:rsid="007fd8a2" officeooo:paragraph-rsid="007fd8a2" style:font-size-asian="15pt" style:font-style-asian="normal" style:font-weight-asian="normal" style:font-size-complex="15pt" style:font-style-complex="normal" style:font-weight-complex="normal"/>
    </style:style>
    <style:style style:name="P82" style:family="paragraph" style:parent-style-name="Standard">
      <style:paragraph-properties fo:line-height="200%" fo:text-align="start" style:justify-single-word="false"/>
      <style:text-properties style:font-name="Liberation Serif" fo:font-size="15pt" fo:font-style="normal" fo:font-weight="normal" officeooo:paragraph-rsid="007fd8a2" style:font-size-asian="15pt" style:font-style-asian="normal" style:font-weight-asian="normal" style:font-size-complex="15pt" style:font-style-complex="normal" style:font-weight-complex="normal"/>
    </style:style>
    <style:style style:name="P83" style:family="paragraph" style:parent-style-name="Standard">
      <style:paragraph-properties fo:line-height="200%" fo:text-align="start" style:justify-single-word="false"/>
      <style:text-properties style:font-name="Liberation Serif" fo:font-size="15pt" fo:font-style="normal" fo:font-weight="normal" officeooo:paragraph-rsid="0095a052" style:font-size-asian="15pt" style:font-style-asian="normal" style:font-weight-asian="normal" style:font-size-complex="15pt" style:font-style-complex="normal" style:font-weight-complex="normal"/>
    </style:style>
    <style:style style:name="P84" style:family="paragraph" style:parent-style-name="Standard">
      <style:paragraph-properties fo:line-height="200%" fo:text-align="start" style:justify-single-word="false" style:writing-mode="lr-tb"/>
      <style:text-properties fo:font-size="15pt" fo:font-style="italic" fo:font-weight="bold" officeooo:rsid="0023a12d" officeooo:paragraph-rsid="0023a12d" style:font-size-asian="15pt" style:font-style-asian="italic" style:font-weight-asian="bold" style:font-size-complex="15pt" style:font-style-complex="italic" style:font-weight-complex="bold"/>
    </style:style>
    <style:style style:name="P85" style:family="paragraph" style:parent-style-name="Standard">
      <style:paragraph-properties fo:line-height="200%" fo:text-align="start" style:justify-single-word="false" style:writing-mode="lr-tb"/>
      <style:text-properties fo:font-size="14pt" fo:font-style="italic" fo:font-weight="bold" officeooo:rsid="003f5bb4" officeooo:paragraph-rsid="003f5bb4" style:font-size-asian="14pt" style:font-style-asian="italic" style:font-weight-asian="bold" style:font-size-complex="14pt" style:font-style-complex="italic" style:font-weight-complex="bold"/>
    </style:style>
    <style:style style:name="P86" style:family="paragraph" style:parent-style-name="Standard">
      <style:paragraph-properties style:writing-mode="lr-tb"/>
      <style:text-properties style:font-name="Liberation Serif" fo:font-size="15pt" style:font-size-asian="15pt" style:font-size-complex="15pt"/>
    </style:style>
    <style:style style:name="P87" style:family="paragraph" style:parent-style-name="Standard" style:list-style-name="L4">
      <style:paragraph-properties fo:margin-left="0.9846in" fo:margin-right="0in" fo:line-height="200%" fo:text-align="start" style:justify-single-word="false" fo:text-indent="-0.25in" style:auto-text-indent="false"/>
      <style:text-properties fo:font-size="18pt" fo:font-style="normal" officeooo:paragraph-rsid="002905d3" style:font-size-asian="18pt" style:font-style-asian="normal" style:font-size-complex="18pt" style:font-style-complex="normal"/>
    </style:style>
    <style:style style:name="P88" style:family="paragraph" style:parent-style-name="Standard" style:list-style-name="L4">
      <style:paragraph-properties fo:margin-left="0.9846in" fo:margin-right="0in" fo:line-height="200%" fo:text-align="start" style:justify-single-word="false" fo:text-indent="-0.25in" style:auto-text-indent="false"/>
      <style:text-properties fo:font-size="18pt" fo:font-style="normal" officeooo:rsid="002905d3" officeooo:paragraph-rsid="002905d3" style:font-size-asian="18pt" style:font-style-asian="normal" style:font-size-complex="18pt" style:font-style-complex="normal"/>
    </style:style>
    <style:style style:name="P89" style:family="paragraph" style:parent-style-name="Standard" style:list-style-name="L6">
      <style:paragraph-properties fo:margin-left="0.9846in" fo:margin-right="0in" fo:line-height="200%" fo:text-align="start" style:justify-single-word="false" fo:text-indent="-0.25in" style:auto-text-indent="false"/>
      <style:text-properties fo:font-weight="bold" officeooo:paragraph-rsid="0035b5ec" style:font-weight-asian="bold" style:font-weight-complex="bold"/>
    </style:style>
    <style:style style:name="P90" style:family="paragraph" style:parent-style-name="Standard" style:list-style-name="L7">
      <style:paragraph-properties fo:margin-left="0.9846in" fo:margin-right="0in" fo:line-height="200%" fo:text-align="start" style:justify-single-word="false" fo:text-indent="-0.25in" style:auto-text-indent="false"/>
      <style:text-properties officeooo:rsid="009fa736" officeooo:paragraph-rsid="009fa736"/>
    </style:style>
    <style:style style:name="P91" style:family="paragraph" style:parent-style-name="Standard">
      <style:paragraph-properties fo:margin-left="0.9846in" fo:margin-right="0in" fo:line-height="200%" fo:text-align="start" style:justify-single-word="false" fo:text-indent="-0.25in" style:auto-text-indent="false"/>
      <style:text-properties officeooo:rsid="009fa736" officeooo:paragraph-rsid="009fa736"/>
    </style:style>
    <style:style style:name="P92" style:family="paragraph" style:parent-style-name="Standard">
      <style:paragraph-properties fo:margin-left="0.9846in" fo:margin-right="0in" fo:line-height="200%" fo:text-align="start" style:justify-single-word="false" fo:text-indent="-0.25in" style:auto-text-indent="false"/>
      <style:text-properties officeooo:rsid="00a0a0af" officeooo:paragraph-rsid="00a0a0af"/>
    </style:style>
    <style:style style:name="P93" style:family="paragraph" style:parent-style-name="Standard">
      <style:paragraph-properties fo:margin-left="0.9846in" fo:margin-right="0in" fo:line-height="200%" fo:text-align="center" style:justify-single-word="false" fo:text-indent="-0.25in" style:auto-text-indent="false"/>
      <style:text-properties officeooo:rsid="00a0cf9a" officeooo:paragraph-rsid="00a0cf9a"/>
    </style:style>
    <style:style style:name="P94" style:family="paragraph" style:parent-style-name="Standard">
      <style:paragraph-properties fo:margin-left="0.4925in" fo:margin-right="0in" fo:line-height="200%" fo:text-align="start" style:justify-single-word="false" fo:text-indent="0in" style:auto-text-indent="false"/>
      <style:text-properties fo:font-size="16pt" fo:font-weight="normal" officeooo:rsid="002ba210" officeooo:paragraph-rsid="002ba210" style:font-size-asian="14pt" style:font-weight-asian="normal" style:font-size-complex="16pt" style:font-weight-complex="normal"/>
    </style:style>
    <style:style style:name="P95" style:family="paragraph" style:parent-style-name="Standard">
      <style:paragraph-properties fo:margin-left="0.4925in" fo:margin-right="0in" fo:line-height="200%" fo:text-align="start" style:justify-single-word="false" fo:text-indent="0in" style:auto-text-indent="false"/>
      <style:text-properties fo:font-size="16pt" fo:font-weight="normal" officeooo:rsid="002d16eb" officeooo:paragraph-rsid="002d16eb" style:font-size-asian="14pt" style:font-weight-asian="normal" style:font-size-complex="16pt" style:font-weight-complex="normal"/>
    </style:style>
    <style:style style:name="P96" style:family="paragraph" style:parent-style-name="Standard">
      <style:paragraph-properties fo:margin-left="0.4925in" fo:margin-right="0in" fo:line-height="200%" fo:text-align="start" style:justify-single-word="false" fo:text-indent="0in" style:auto-text-indent="false"/>
      <style:text-properties fo:font-size="16pt" fo:font-weight="normal" officeooo:rsid="00302194" officeooo:paragraph-rsid="00302194" style:font-size-asian="14pt" style:font-weight-asian="normal" style:font-size-complex="16pt" style:font-weight-complex="normal"/>
    </style:style>
    <style:style style:name="P97" style:family="paragraph" style:parent-style-name="Standard">
      <style:paragraph-properties fo:margin-left="0.4925in" fo:margin-right="0in" fo:line-height="200%" fo:text-align="start" style:justify-single-word="false" fo:text-indent="0in" style:auto-text-indent="false"/>
      <style:text-properties fo:font-size="16pt" fo:font-style="normal" fo:font-weight="normal" officeooo:rsid="002ebf41" officeooo:paragraph-rsid="002ebf41" style:font-size-asian="16pt" style:font-style-asian="normal" style:font-weight-asian="normal" style:font-size-complex="16pt" style:font-style-complex="normal" style:font-weight-complex="normal"/>
    </style:style>
    <style:style style:name="P98" style:family="paragraph" style:parent-style-name="Standard">
      <style:paragraph-properties fo:margin-left="0.4925in" fo:margin-right="0in" fo:line-height="200%" fo:text-align="start" style:justify-single-word="false" fo:text-indent="0in" style:auto-text-indent="false"/>
      <style:text-properties fo:font-size="16pt" fo:font-style="normal" fo:font-weight="normal" officeooo:rsid="0030cac3" officeooo:paragraph-rsid="0030cac3" style:font-size-asian="16pt" style:font-style-asian="normal" style:font-weight-asian="normal" style:font-size-complex="16pt" style:font-style-complex="normal" style:font-weight-complex="normal"/>
    </style:style>
    <style:style style:name="P99" style:family="paragraph" style:parent-style-name="Standard">
      <style:paragraph-properties fo:margin-left="0.4925in" fo:margin-right="0in" fo:line-height="200%" fo:text-align="start" style:justify-single-word="false" fo:text-indent="0in" style:auto-text-indent="false"/>
      <style:text-properties fo:font-size="16pt" fo:font-style="normal" fo:font-weight="normal" officeooo:rsid="0033e966" officeooo:paragraph-rsid="0033e966" style:font-size-asian="16pt" style:font-style-asian="normal" style:font-weight-asian="normal" style:font-size-complex="16pt" style:font-style-complex="normal" style:font-weight-complex="normal"/>
    </style:style>
    <style:style style:name="P100" style:family="paragraph" style:parent-style-name="Standard">
      <style:paragraph-properties fo:margin-left="0.4925in" fo:margin-right="0in" fo:line-height="200%" fo:text-align="start" style:justify-single-word="false" fo:text-indent="0in" style:auto-text-indent="false"/>
      <style:text-properties fo:font-size="16pt" fo:font-style="normal" fo:font-weight="normal" officeooo:rsid="003a59b7" officeooo:paragraph-rsid="003a59b7" style:font-size-asian="16pt" style:font-style-asian="normal" style:font-weight-asian="normal" style:font-size-complex="16pt" style:font-style-complex="normal" style:font-weight-complex="normal"/>
    </style:style>
    <style:style style:name="P101" style:family="paragraph" style:parent-style-name="Standard">
      <style:paragraph-properties fo:margin-left="0.4925in" fo:margin-right="0in" fo:line-height="200%" fo:text-align="start" style:justify-single-word="false" fo:text-indent="0in" style:auto-text-indent="false"/>
      <style:text-properties fo:font-size="14pt" fo:font-style="italic" fo:font-weight="bold" officeooo:rsid="002ba210" officeooo:paragraph-rsid="002ba210" style:font-size-asian="14pt" style:font-style-asian="italic" style:font-weight-asian="bold" style:font-size-complex="14pt" style:font-style-complex="italic" style:font-weight-complex="bold"/>
    </style:style>
    <style:style style:name="P102" style:family="paragraph" style:parent-style-name="Standard">
      <style:paragraph-properties fo:margin-left="0.4925in" fo:margin-right="0in" fo:line-height="200%" fo:text-align="start" style:justify-single-word="false" fo:text-indent="0in" style:auto-text-indent="false"/>
      <style:text-properties fo:font-size="14pt" fo:font-style="italic" fo:font-weight="bold" officeooo:rsid="002d16eb" officeooo:paragraph-rsid="002d16eb" style:font-size-asian="14pt" style:font-style-asian="italic" style:font-weight-asian="bold" style:font-size-complex="14pt" style:font-style-complex="italic" style:font-weight-complex="bold"/>
    </style:style>
    <style:style style:name="P103" style:family="paragraph" style:parent-style-name="Standard">
      <style:paragraph-properties fo:margin-left="0.4925in" fo:margin-right="0in" fo:line-height="200%" fo:text-align="start" style:justify-single-word="false" fo:text-indent="0in" style:auto-text-indent="false"/>
      <style:text-properties fo:font-size="14pt" fo:font-style="italic" fo:font-weight="bold" officeooo:rsid="002e47b2" officeooo:paragraph-rsid="002e47b2" style:font-size-asian="14pt" style:font-style-asian="italic" style:font-weight-asian="bold" style:font-size-complex="14pt" style:font-style-complex="italic" style:font-weight-complex="bold"/>
    </style:style>
    <style:style style:name="P104" style:family="paragraph" style:parent-style-name="Standard">
      <style:paragraph-properties fo:margin-left="0.4925in" fo:margin-right="0in" fo:line-height="200%" fo:text-align="start" style:justify-single-word="false" fo:text-indent="0in" style:auto-text-indent="false"/>
      <style:text-properties fo:font-size="14pt" fo:font-style="italic" fo:font-weight="bold" officeooo:rsid="002ebf41" officeooo:paragraph-rsid="002ebf41" style:font-size-asian="14pt" style:font-style-asian="italic" style:font-weight-asian="bold" style:font-size-complex="14pt" style:font-style-complex="italic" style:font-weight-complex="bold"/>
    </style:style>
    <style:style style:name="P105" style:family="paragraph" style:parent-style-name="Standard">
      <style:paragraph-properties fo:margin-left="0.4925in" fo:margin-right="0in" fo:line-height="200%" fo:text-align="start" style:justify-single-word="false" fo:text-indent="0in" style:auto-text-indent="false"/>
      <style:text-properties fo:font-size="14pt" fo:font-style="italic" fo:font-weight="bold" officeooo:rsid="0030cac3" officeooo:paragraph-rsid="0030cac3" style:font-size-asian="14pt" style:font-style-asian="italic" style:font-weight-asian="bold" style:font-size-complex="14pt" style:font-style-complex="italic" style:font-weight-complex="bold"/>
    </style:style>
    <style:style style:name="P106" style:family="paragraph" style:parent-style-name="Standard">
      <style:paragraph-properties fo:margin-left="0.4925in" fo:margin-right="0in" fo:line-height="200%" fo:text-align="start" style:justify-single-word="false" fo:text-indent="0in" style:auto-text-indent="false"/>
      <style:text-properties fo:font-size="14pt" fo:font-style="italic" fo:font-weight="bold" officeooo:rsid="003a59b7" officeooo:paragraph-rsid="003a59b7" style:font-size-asian="14pt" style:font-style-asian="italic" style:font-weight-asian="bold" style:font-size-complex="14pt" style:font-style-complex="italic" style:font-weight-complex="bold"/>
    </style:style>
    <style:style style:name="P107" style:family="paragraph" style:parent-style-name="Standard">
      <style:paragraph-properties fo:margin-left="0.7346in" fo:margin-right="0in" fo:line-height="200%" fo:text-align="start" style:justify-single-word="false" fo:text-indent="0in" style:auto-text-indent="false"/>
      <style:text-properties fo:font-size="16pt" fo:font-weight="normal" officeooo:rsid="00a0cf9a" officeooo:paragraph-rsid="00a0cf9a" style:font-size-asian="16pt" style:font-weight-asian="normal" style:font-size-complex="16pt" style:font-weight-complex="normal"/>
    </style:style>
    <style:style style:name="P108" style:family="paragraph" style:parent-style-name="Standard">
      <style:paragraph-properties fo:margin-left="0.7346in" fo:margin-right="0in" fo:line-height="200%" fo:text-align="start" style:justify-single-word="false" fo:text-indent="0in" style:auto-text-indent="false"/>
      <style:text-properties fo:font-size="16pt" fo:font-weight="normal" officeooo:rsid="00a2540b" officeooo:paragraph-rsid="00a2540b" style:font-size-asian="16pt" style:font-weight-asian="normal" style:font-size-complex="16pt" style:font-weight-complex="normal"/>
    </style:style>
    <style:style style:name="P109" style:family="paragraph" style:parent-style-name="Standard">
      <style:paragraph-properties fo:margin-left="0.7346in" fo:margin-right="0in" fo:line-height="200%" fo:text-align="start" style:justify-single-word="false" fo:text-indent="0in" style:auto-text-indent="false"/>
      <style:text-properties fo:font-size="14pt" fo:font-weight="bold" officeooo:rsid="00a2540b" officeooo:paragraph-rsid="00a2540b"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09889" style:font-weight-asian="bold" style:font-weight-complex="bold"/>
    </style:style>
    <style:style style:name="T3" style:family="text">
      <style:text-properties fo:font-weight="bold" officeooo:rsid="0023a12d" style:font-weight-asian="bold" style:font-weight-complex="bold"/>
    </style:style>
    <style:style style:name="T4" style:family="text">
      <style:text-properties fo:font-weight="bold" officeooo:rsid="00253c70" style:font-weight-asian="bold" style:font-weight-complex="bold"/>
    </style:style>
    <style:style style:name="T5" style:family="text">
      <style:text-properties fo:font-weight="bold" officeooo:rsid="002905d3" style:font-weight-asian="bold" style:font-weight-complex="bold"/>
    </style:style>
    <style:style style:name="T6" style:family="text">
      <style:text-properties fo:font-weight="bold" officeooo:rsid="003f5bb4"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4e7e9d" style:font-style-asian="italic" style:font-style-complex="italic"/>
    </style:style>
    <style:style style:name="T9" style:family="text">
      <style:text-properties fo:font-style="italic" officeooo:rsid="00734f0e" style:font-style-asian="italic" style:font-style-complex="italic"/>
    </style:style>
    <style:style style:name="T10" style:family="text">
      <style:text-properties fo:font-style="italic" officeooo:rsid="0073ac6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38ca6f" style:font-style-asian="italic" style:font-weight-asian="bold" style:font-style-complex="italic" style:font-weight-complex="bold"/>
    </style:style>
    <style:style style:name="T13" style:family="text">
      <style:text-properties fo:font-style="italic" fo:font-weight="bold" officeooo:rsid="00469b55" style:font-style-asian="italic" style:font-weight-asian="bold" style:font-style-complex="italic" style:font-weight-complex="bold"/>
    </style:style>
    <style:style style:name="T14" style:family="text">
      <style:text-properties fo:font-style="italic" fo:font-weight="bold" officeooo:rsid="0049ac8e" style:font-style-asian="italic" style:font-weight-asian="bold" style:font-style-complex="italic" style:font-weight-complex="bold"/>
    </style:style>
    <style:style style:name="T15" style:family="text">
      <style:text-properties fo:font-style="italic" fo:font-weight="bold" officeooo:rsid="007fd8a2" style:font-style-asian="italic" style:font-weight-asian="bold" style:font-style-complex="italic" style:font-weight-complex="bold"/>
    </style:style>
    <style:style style:name="T16" style:family="text">
      <style:text-properties fo:font-style="italic" fo:font-weight="bold" officeooo:rsid="009757f5" style:font-style-asian="italic" style:font-weight-asian="bold" style:font-style-complex="italic" style:font-weight-complex="bold"/>
    </style:style>
    <style:style style:name="T17" style:family="text">
      <style:text-properties fo:font-style="italic" fo:font-weight="bold" officeooo:rsid="007fd8a2" style:font-size-asian="14pt" style:font-style-asian="italic" style:font-weight-asian="bold" style:font-size-complex="14pt" style:font-style-complex="italic" style:font-weight-complex="bold"/>
    </style:style>
    <style:style style:name="T18" style:family="text">
      <style:text-properties fo:font-size="16pt" style:font-size-asian="16pt" style:font-size-complex="16pt"/>
    </style:style>
    <style:style style:name="T19" style:family="text">
      <style:text-properties fo:font-size="16pt" officeooo:rsid="001fc454" style:font-size-asian="16pt" style:font-size-complex="16pt"/>
    </style:style>
    <style:style style:name="T20" style:family="text">
      <style:text-properties fo:font-size="16pt" fo:font-weight="bold" officeooo:rsid="001fc454" style:font-size-asian="16pt" style:font-weight-asian="bold" style:font-size-complex="16pt" style:font-weight-complex="bold"/>
    </style:style>
    <style:style style:name="T21" style:family="text">
      <style:text-properties fo:font-size="16pt" fo:font-style="italic" fo:font-weight="bold" officeooo:rsid="001fc454" style:font-size-asian="16pt" style:font-style-asian="italic" style:font-weight-asian="bold" style:font-size-complex="16pt" style:font-style-complex="italic" style:font-weight-complex="bold"/>
    </style:style>
    <style:style style:name="T22" style:family="text">
      <style:text-properties fo:font-size="16pt" fo:font-style="italic" style:font-size-asian="16pt" style:font-style-asian="italic" style:font-size-complex="16pt" style:font-style-complex="italic"/>
    </style:style>
    <style:style style:name="T23" style:family="text">
      <style:text-properties fo:font-size="16pt" fo:font-weight="normal" style:font-size-asian="14pt" style:font-weight-asian="normal" style:font-size-complex="16pt" style:font-weight-complex="normal"/>
    </style:style>
    <style:style style:name="T24" style:family="text">
      <style:text-properties fo:font-size="16pt" fo:font-weight="normal" officeooo:rsid="0023a12d" style:font-size-asian="14pt" style:font-weight-asian="normal" style:font-size-complex="16pt" style:font-weight-complex="normal"/>
    </style:style>
    <style:style style:name="T25" style:family="text">
      <style:text-properties fo:font-size="16pt" fo:font-weight="normal" officeooo:rsid="002ba210" style:font-size-asian="14pt" style:font-weight-asian="normal" style:font-size-complex="16pt" style:font-weight-complex="normal"/>
    </style:style>
    <style:style style:name="T26" style:family="text">
      <style:text-properties fo:font-size="16pt" fo:font-weight="normal" officeooo:rsid="009fa736" style:font-size-asian="14pt" style:font-weight-asian="normal" style:font-size-complex="16pt" style:font-weight-complex="normal"/>
    </style:style>
    <style:style style:name="T27" style:family="text">
      <style:text-properties fo:font-size="16pt" fo:font-weight="normal" officeooo:rsid="00a6212b" style:font-size-asian="14pt" style:font-weight-asian="normal" style:font-size-complex="16pt" style:font-weight-complex="normal"/>
    </style:style>
    <style:style style:name="T28" style:family="text">
      <style:text-properties fo:font-size="16pt" fo:font-weight="normal" style:font-size-asian="16pt" style:font-weight-asian="normal" style:font-size-complex="16pt" style:font-weight-complex="normal"/>
    </style:style>
    <style:style style:name="T29" style:family="text">
      <style:text-properties fo:font-size="16pt" fo:font-weight="normal" officeooo:rsid="003d99e7" style:font-size-asian="16pt" style:font-weight-asian="normal" style:font-size-complex="16pt" style:font-weight-complex="normal"/>
    </style:style>
    <style:style style:name="T3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1" style:family="text">
      <style:text-properties fo:font-size="16pt" fo:font-style="normal" fo:font-weight="normal" officeooo:rsid="007443f7" style:font-size-asian="16pt" style:font-style-asian="normal" style:font-weight-asian="normal" style:font-size-complex="16pt" style:font-style-complex="normal" style:font-weight-complex="normal"/>
    </style:style>
    <style:style style:name="T32" style:family="text">
      <style:text-properties fo:font-size="16pt" officeooo:rsid="0035b5ec" style:font-size-asian="14pt" style:font-size-complex="16pt"/>
    </style:style>
    <style:style style:name="T33" style:family="text">
      <style:text-properties fo:font-size="36pt" fo:font-weight="bold" officeooo:rsid="00209889" style:font-size-asian="36pt" style:font-weight-asian="bold" style:font-size-complex="36pt" style:font-weight-complex="bold"/>
    </style:style>
    <style:style style:name="T34" style:family="text">
      <style:text-properties fo:font-size="22pt" fo:font-weight="bold" style:font-size-asian="22pt" style:font-weight-asian="bold" style:font-size-complex="22pt" style:font-weight-complex="bold"/>
    </style:style>
    <style:style style:name="T35" style:family="text">
      <style:text-properties fo:font-weight="normal" style:font-weight-asian="normal" style:font-weight-complex="normal"/>
    </style:style>
    <style:style style:name="T36" style:family="text">
      <style:text-properties officeooo:rsid="0023a12d"/>
    </style:style>
    <style:style style:name="T37" style:family="text">
      <style:text-properties officeooo:rsid="00253c70"/>
    </style:style>
    <style:style style:name="T38" style:family="text">
      <style:text-properties fo:font-size="15pt" officeooo:rsid="0042897b" style:font-size-asian="15pt" style:font-size-complex="15pt"/>
    </style:style>
    <style:style style:name="T39" style:family="text">
      <style:text-properties fo:font-size="15pt" fo:font-style="italic" fo:font-weight="bold" style:font-size-asian="15pt" style:font-style-asian="italic" style:font-weight-asian="bold" style:font-size-complex="15pt" style:font-style-complex="italic" style:font-weight-complex="bold"/>
    </style:style>
    <style:style style:name="T40" style:family="text">
      <style:text-properties fo:font-size="15pt" fo:font-style="italic" fo:font-weight="bold" officeooo:rsid="00253c70" style:font-size-asian="15pt" style:font-style-asian="italic" style:font-weight-asian="bold" style:font-size-complex="15pt" style:font-style-complex="italic" style:font-weight-complex="bold"/>
    </style:style>
    <style:style style:name="T41" style:family="text">
      <style:text-properties fo:font-size="15pt" fo:font-style="italic" fo:font-weight="bold" officeooo:rsid="0036d954" style:font-size-asian="15pt" style:font-style-asian="italic" style:font-weight-asian="bold" style:font-size-complex="15pt" style:font-style-complex="italic" style:font-weight-complex="bold"/>
    </style:style>
    <style:style style:name="T42" style:family="text">
      <style:text-properties fo:font-size="15pt" fo:font-weight="bold" officeooo:rsid="0036d954" style:font-size-asian="15pt" style:font-weight-asian="bold" style:font-size-complex="15pt" style:font-weight-complex="bold"/>
    </style:style>
    <style:style style:name="T43" style:family="text">
      <style:text-properties fo:font-size="15pt" fo:font-style="normal" fo:font-weight="normal" style:font-size-asian="15pt" style:font-style-asian="normal" style:font-weight-asian="normal" style:font-size-complex="15pt" style:font-style-complex="normal" style:font-weight-complex="normal"/>
    </style:style>
    <style:style style:name="T44" style:family="text">
      <style:text-properties fo:font-size="15pt" fo:font-style="normal" fo:font-weight="normal" officeooo:rsid="0042897b" style:font-size-asian="15pt" style:font-style-asian="normal" style:font-weight-asian="normal" style:font-size-complex="15pt" style:font-style-complex="normal" style:font-weight-complex="normal"/>
    </style:style>
    <style:style style:name="T45" style:family="text">
      <style:text-properties fo:font-size="15pt" fo:font-style="normal" fo:font-weight="normal" officeooo:rsid="0043b190" style:font-size-asian="15pt" style:font-style-asian="normal" style:font-weight-asian="normal" style:font-size-complex="15pt" style:font-style-complex="normal" style:font-weight-complex="normal"/>
    </style:style>
    <style:style style:name="T46" style:family="text">
      <style:text-properties fo:font-size="15pt" fo:font-style="normal" fo:font-weight="normal" officeooo:rsid="00469b55" style:font-size-asian="15pt" style:font-style-asian="normal" style:font-weight-asian="normal" style:font-size-complex="15pt" style:font-style-complex="normal" style:font-weight-complex="normal"/>
    </style:style>
    <style:style style:name="T47" style:family="text">
      <style:text-properties fo:font-size="15pt" fo:font-style="normal" fo:font-weight="normal" officeooo:rsid="005315a5" style:font-size-asian="15pt" style:font-style-asian="normal" style:font-weight-asian="normal" style:font-size-complex="15pt" style:font-style-complex="normal" style:font-weight-complex="normal"/>
    </style:style>
    <style:style style:name="T48" style:family="text">
      <style:text-properties fo:font-size="15pt" fo:font-style="normal" fo:font-weight="normal" officeooo:rsid="00551289" style:font-size-asian="15pt" style:font-style-asian="normal" style:font-weight-asian="normal" style:font-size-complex="15pt" style:font-style-complex="normal" style:font-weight-complex="normal"/>
    </style:style>
    <style:style style:name="T49" style:family="text">
      <style:text-properties fo:font-size="15pt" fo:font-style="normal" fo:font-weight="normal" officeooo:rsid="005ae05a" style:font-size-asian="15pt" style:font-style-asian="normal" style:font-weight-asian="normal" style:font-size-complex="15pt" style:font-style-complex="normal" style:font-weight-complex="normal"/>
    </style:style>
    <style:style style:name="T50" style:family="text">
      <style:text-properties fo:font-size="15pt" fo:font-style="normal" fo:font-weight="normal" officeooo:rsid="005f3c09" style:font-size-asian="15pt" style:font-style-asian="normal" style:font-weight-asian="normal" style:font-size-complex="15pt" style:font-style-complex="normal" style:font-weight-complex="normal"/>
    </style:style>
    <style:style style:name="T51" style:family="text">
      <style:text-properties fo:font-size="15pt" fo:font-style="normal" fo:font-weight="normal" officeooo:rsid="00600d38" style:font-size-asian="15pt" style:font-style-asian="normal" style:font-weight-asian="normal" style:font-size-complex="15pt" style:font-style-complex="normal" style:font-weight-complex="normal"/>
    </style:style>
    <style:style style:name="T52" style:family="text">
      <style:text-properties fo:font-size="15pt" fo:font-style="normal" fo:font-weight="normal" officeooo:rsid="00618c9d" style:font-size-asian="15pt" style:font-style-asian="normal" style:font-weight-asian="normal" style:font-size-complex="15pt" style:font-style-complex="normal" style:font-weight-complex="normal"/>
    </style:style>
    <style:style style:name="T53" style:family="text">
      <style:text-properties fo:font-size="15pt" fo:font-style="normal" fo:font-weight="normal" officeooo:rsid="0061fc1f" style:font-size-asian="15pt" style:font-style-asian="normal" style:font-weight-asian="normal" style:font-size-complex="15pt" style:font-style-complex="normal" style:font-weight-complex="normal"/>
    </style:style>
    <style:style style:name="T54" style:family="text">
      <style:text-properties fo:font-size="15pt" fo:font-style="normal" fo:font-weight="normal" officeooo:rsid="00648291" style:font-size-asian="15pt" style:font-style-asian="normal" style:font-weight-asian="normal" style:font-size-complex="15pt" style:font-style-complex="normal" style:font-weight-complex="normal"/>
    </style:style>
    <style:style style:name="T55" style:family="text">
      <style:text-properties fo:font-size="15pt" fo:font-style="normal" fo:font-weight="normal" officeooo:rsid="00657ffa" style:font-size-asian="15pt" style:font-style-asian="normal" style:font-weight-asian="normal" style:font-size-complex="15pt" style:font-style-complex="normal" style:font-weight-complex="normal"/>
    </style:style>
    <style:style style:name="T56" style:family="text">
      <style:text-properties fo:font-size="15pt" fo:font-style="normal" fo:font-weight="normal" officeooo:rsid="00673a2d" style:font-size-asian="15pt" style:font-style-asian="normal" style:font-weight-asian="normal" style:font-size-complex="15pt" style:font-style-complex="normal" style:font-weight-complex="normal"/>
    </style:style>
    <style:style style:name="T57" style:family="text">
      <style:text-properties fo:font-size="15pt" fo:font-style="normal" fo:font-weight="normal" officeooo:rsid="0068795f" style:font-size-asian="15pt" style:font-style-asian="normal" style:font-weight-asian="normal" style:font-size-complex="15pt" style:font-style-complex="normal" style:font-weight-complex="normal"/>
    </style:style>
    <style:style style:name="T58" style:family="text">
      <style:text-properties fo:font-size="15pt" fo:font-style="normal" fo:font-weight="normal" officeooo:rsid="0068b97e" style:font-size-asian="15pt" style:font-style-asian="normal" style:font-weight-asian="normal" style:font-size-complex="15pt" style:font-style-complex="normal" style:font-weight-complex="normal"/>
    </style:style>
    <style:style style:name="T59" style:family="text">
      <style:text-properties fo:font-size="15pt" fo:font-style="normal" fo:font-weight="normal" officeooo:rsid="0069e20c" style:font-size-asian="15pt" style:font-style-asian="normal" style:font-weight-asian="normal" style:font-size-complex="15pt" style:font-style-complex="normal" style:font-weight-complex="normal"/>
    </style:style>
    <style:style style:name="T60" style:family="text">
      <style:text-properties fo:font-size="15pt" fo:font-style="normal" fo:font-weight="normal" officeooo:rsid="00726ab9" style:font-size-asian="15pt" style:font-style-asian="normal" style:font-weight-asian="normal" style:font-size-complex="15pt" style:font-style-complex="normal" style:font-weight-complex="normal"/>
    </style:style>
    <style:style style:name="T61" style:family="text">
      <style:text-properties fo:font-size="15pt" fo:font-style="normal" fo:font-weight="normal" officeooo:rsid="007443f7" style:font-size-asian="15pt" style:font-style-asian="normal" style:font-weight-asian="normal" style:font-size-complex="15pt" style:font-style-complex="normal" style:font-weight-complex="normal"/>
    </style:style>
    <style:style style:name="T62" style:family="text">
      <style:text-properties fo:font-size="15pt" fo:font-style="normal" fo:font-weight="normal" officeooo:rsid="0075bda3" style:font-size-asian="15pt" style:font-style-asian="normal" style:font-weight-asian="normal" style:font-size-complex="15pt" style:font-style-complex="normal" style:font-weight-complex="normal"/>
    </style:style>
    <style:style style:name="T63" style:family="text">
      <style:text-properties fo:font-size="15pt" fo:font-style="normal" fo:font-weight="normal" officeooo:rsid="0076dfe8" style:font-size-asian="15pt" style:font-style-asian="normal" style:font-weight-asian="normal" style:font-size-complex="15pt" style:font-style-complex="normal" style:font-weight-complex="normal"/>
    </style:style>
    <style:style style:name="T64" style:family="text">
      <style:text-properties fo:font-size="15pt" fo:font-style="normal" fo:font-weight="normal" officeooo:rsid="0077c5de" style:font-size-asian="15pt" style:font-style-asian="normal" style:font-weight-asian="normal" style:font-size-complex="15pt" style:font-style-complex="normal" style:font-weight-complex="normal"/>
    </style:style>
    <style:style style:name="T65" style:family="text">
      <style:text-properties fo:font-size="15pt" fo:font-style="normal" fo:font-weight="normal" officeooo:rsid="007992e2" style:font-size-asian="15pt" style:font-style-asian="normal" style:font-weight-asian="normal" style:font-size-complex="15pt" style:font-style-complex="normal" style:font-weight-complex="normal"/>
    </style:style>
    <style:style style:name="T66" style:family="text">
      <style:text-properties fo:font-size="15pt" fo:font-style="normal" fo:font-weight="normal" officeooo:rsid="00814a7c" style:font-size-asian="15pt" style:font-style-asian="normal" style:font-weight-asian="normal" style:font-size-complex="15pt" style:font-style-complex="normal" style:font-weight-complex="normal"/>
    </style:style>
    <style:style style:name="T67" style:family="text">
      <style:text-properties fo:font-size="15pt" fo:font-style="normal" fo:font-weight="normal" officeooo:rsid="00853689" style:font-size-asian="15pt" style:font-style-asian="normal" style:font-weight-asian="normal" style:font-size-complex="15pt" style:font-style-complex="normal" style:font-weight-complex="normal"/>
    </style:style>
    <style:style style:name="T68" style:family="text">
      <style:text-properties fo:font-size="15pt" fo:font-style="normal" fo:font-weight="normal" officeooo:rsid="009234db" style:font-size-asian="15pt" style:font-style-asian="normal" style:font-weight-asian="normal" style:font-size-complex="15pt" style:font-style-complex="normal" style:font-weight-complex="normal"/>
    </style:style>
    <style:style style:name="T69" style:family="text">
      <style:text-properties fo:font-size="15pt" fo:font-style="normal" fo:font-weight="normal" officeooo:rsid="009757f5" style:font-size-asian="15pt" style:font-style-asian="normal" style:font-weight-asian="normal" style:font-size-complex="15pt" style:font-style-complex="normal" style:font-weight-complex="normal"/>
    </style:style>
    <style:style style:name="T70" style:family="text">
      <style:text-properties fo:font-size="15pt" fo:font-style="normal" fo:font-weight="normal" officeooo:rsid="00a6936b" style:font-size-asian="15pt" style:font-style-asian="normal" style:font-weight-asian="normal" style:font-size-complex="15pt" style:font-style-complex="normal" style:font-weight-complex="normal"/>
    </style:style>
    <style:style style:name="T71" style:family="text">
      <style:text-properties fo:font-size="15pt" fo:font-weight="normal" style:font-size-asian="15pt" style:font-weight-asian="normal" style:font-size-complex="15pt" style:font-weight-complex="normal"/>
    </style:style>
    <style:style style:name="T72" style:family="text">
      <style:text-properties fo:font-size="14pt" fo:font-style="italic" fo:font-weight="bold" style:font-size-asian="14pt" style:font-style-asian="italic" style:font-weight-asian="bold" style:font-size-complex="14pt" style:font-style-complex="italic" style:font-weight-complex="bold"/>
    </style:style>
    <style:style style:name="T73" style:family="text">
      <style:text-properties officeooo:rsid="002905d3"/>
    </style:style>
    <style:style style:name="T74" style:family="text">
      <style:text-properties officeooo:rsid="0035b5ec"/>
    </style:style>
    <style:style style:name="T75" style:family="text">
      <style:text-properties officeooo:rsid="0036d954"/>
    </style:style>
    <style:style style:name="T76" style:family="text">
      <style:text-properties officeooo:rsid="0038ca6f"/>
    </style:style>
    <style:style style:name="T77" style:family="text">
      <style:text-properties officeooo:rsid="003f5bb4"/>
    </style:style>
    <style:style style:name="T78" style:family="text">
      <style:text-properties officeooo:rsid="0043b190"/>
    </style:style>
    <style:style style:name="T79" style:family="text">
      <style:text-properties officeooo:rsid="0043f05f"/>
    </style:style>
    <style:style style:name="T80" style:family="text">
      <style:text-properties officeooo:rsid="00469b55"/>
    </style:style>
    <style:style style:name="T81" style:family="text">
      <style:text-properties officeooo:rsid="0049ac8e"/>
    </style:style>
    <style:style style:name="T82" style:family="text">
      <style:text-properties officeooo:rsid="004bd538"/>
    </style:style>
    <style:style style:name="T83" style:family="text">
      <style:text-properties officeooo:rsid="004e7e9d"/>
    </style:style>
    <style:style style:name="T84" style:family="text">
      <style:text-properties officeooo:rsid="00551289"/>
    </style:style>
    <style:style style:name="T85" style:family="text">
      <style:text-properties officeooo:rsid="005901b7"/>
    </style:style>
    <style:style style:name="T86" style:family="text">
      <style:text-properties officeooo:rsid="005ae05a"/>
    </style:style>
    <style:style style:name="T87" style:family="text">
      <style:text-properties officeooo:rsid="0073ac68"/>
    </style:style>
    <style:style style:name="T88" style:family="text">
      <style:text-properties officeooo:rsid="007443f7"/>
    </style:style>
    <style:style style:name="T89" style:family="text">
      <style:text-properties officeooo:rsid="007adde9"/>
    </style:style>
    <style:style style:name="T90" style:family="text">
      <style:text-properties officeooo:rsid="007c39c3"/>
    </style:style>
    <style:style style:name="T91" style:family="text">
      <style:text-properties officeooo:rsid="007eecc7"/>
    </style:style>
    <style:style style:name="T92" style:family="text">
      <style:text-properties officeooo:rsid="00814a7c"/>
    </style:style>
    <style:style style:name="T93" style:family="text">
      <style:text-properties officeooo:rsid="00841727"/>
    </style:style>
    <style:style style:name="T94" style:family="text">
      <style:text-properties officeooo:rsid="00853689"/>
    </style:style>
    <style:style style:name="T95" style:family="text">
      <style:text-properties officeooo:rsid="00885c78"/>
    </style:style>
    <style:style style:name="T96" style:family="text">
      <style:text-properties officeooo:rsid="0089afc5"/>
    </style:style>
    <style:style style:name="T97" style:family="text">
      <style:text-properties officeooo:rsid="008c911e"/>
    </style:style>
    <style:style style:name="T98" style:family="text">
      <style:text-properties officeooo:rsid="008de98f"/>
    </style:style>
    <style:style style:name="T99" style:family="text">
      <style:text-properties officeooo:rsid="008ecd54"/>
    </style:style>
    <style:style style:name="T100" style:family="text">
      <style:text-properties officeooo:rsid="008fb61c"/>
    </style:style>
    <style:style style:name="T101" style:family="text">
      <style:text-properties officeooo:rsid="0090ea62"/>
    </style:style>
    <style:style style:name="T102" style:family="text">
      <style:text-properties officeooo:rsid="00944188"/>
    </style:style>
    <style:style style:name="T103" style:family="text">
      <style:text-properties style:font-name="Liberation Serif"/>
    </style:style>
    <style:style style:name="T104"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105" style:family="text">
      <style:text-properties style:font-name="Liberation Serif" fo:font-size="15pt" fo:font-style="normal" fo:font-weight="normal" officeooo:rsid="009757f5" style:font-size-asian="15pt" style:font-style-asian="normal" style:font-weight-asian="normal" style:font-size-complex="15pt" style:font-style-complex="normal" style:font-weight-complex="normal"/>
    </style:style>
    <style:style style:name="T106" style:family="text">
      <style:text-properties style:font-name="Liberation Serif" fo:font-size="15pt" fo:font-style="italic" fo:font-weight="bold" officeooo:rsid="009757f5" style:font-size-asian="15pt" style:font-style-asian="italic" style:font-weight-asian="bold" style:font-size-complex="15pt" style:font-style-complex="italic" style:font-weight-complex="bold"/>
    </style:style>
    <style:style style:name="T107" style:family="text">
      <style:text-properties style:font-name="Liberation Serif" fo:font-size="15pt" style:font-size-asian="15pt" style:font-size-complex="15pt"/>
    </style:style>
    <style:style style:name="T108" style:family="text">
      <style:text-properties officeooo:rsid="0095a052"/>
    </style:style>
    <style:style style:name="T109" style:family="text">
      <style:text-properties officeooo:rsid="007fd8a2"/>
    </style:style>
    <style:style style:name="T110" style:family="text">
      <style:text-properties officeooo:rsid="009757f5"/>
    </style:style>
    <style:style style:name="T111" style:family="text">
      <style:text-properties officeooo:rsid="00a431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9"/>
      <text:p text:style-name="P9"/>
      <text:p text:style-name="P9"/>
      <text:p text:style-name="P9"><text:s/>This is the documentation of the <text:span text:style-name="T1">UInterface</text:span> python module.</text:p>
      <text:p text:style-name="P10"><text:s/>This module is used to interface with The <text:span text:style-name="T11">Universal Interface</text:span> from <text:span text:style-name="T11">Comestero Group</text:span> version <text:span text:style-name="T1">0.10</text:span> and above.<text:line-break/></text:p>
      <text:p text:style-name="P2"><text:span text:style-name="T18"><text:s/>Please refer to </text:span><text:a xlink:type="simple" xlink:href="http://www.comestero-shop.de/media/pdf/universal_interface.pdf"><text:span text:style-name="T18">http://www.comestero-shop.de/media/pdf/universal_interface.pdf</text:span></text:a><text:span text:style-name="T18"> for the user manual of the Universal Interface.<text:line-break/></text:span></text:p>
      <text:p text:style-name="P2"><text:span text:style-name="T18"><text:s/>You can order the Universal Interface online at </text:span><text:a xlink:type="simple" xlink:href="http://www.comestero-shop.de/komponenten/interface-loesungen/universal-interface/77/universal-interface"><text:span text:style-name="T18">http://www.comestero-shop.de/komponenten/interface-loesungen/universal-interface/77/universal-interface</text:span></text:a></text:p>
      <text:p text:style-name="P9"/>
      <text:p text:style-name="P3"><text:span text:style-name="T19"><text:s/>For any feedback about this documentation or the </text:span><text:span text:style-name="T20">UInterface</text:span><text:span text:style-name="T19"> python module, it will be appreciated to contact </text:span><text:span text:style-name="T21">Comestero Group </text:span><text:span text:style-name="T19">at <text:s/></text:span><text:a xlink:type="simple" xlink:href="http://www.comestero-shop.de/kontaktformular"><text:span text:style-name="T19">http://www.comestero-shop.de/kontaktformular</text:span></text:a></text:p>
      <text:p text:style-name="P11"/>
      <text:p text:style-name="P3"><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4"><text:s/><text:span text:style-name="T33">Summary</text:span></text:p>
      <text:p text:style-name="P4"><text:span text:style-name="T33"/></text:p>
      <text:p text:style-name="P4"><text:span text:style-name="T33"/></text:p>
      <text:list xml:id="list8950976192095404908" text:style-name="L1">
        <text:list-item>
          <text:p text:style-name="P31"><text:span text:style-name="T2"><text:s/>I</text:span><text:span text:style-name="T1">ntroduction</text:span></text:p>
        </text:list-item>
        <text:list-item>
          <text:p text:style-name="P31"><text:span text:style-name="T1"><text:s/>Installation</text:span></text:p>
        </text:list-item>
        <text:list-item>
          <text:p text:style-name="P31"><text:span text:style-name="T1"><text:s/>API description</text:span></text:p>
        </text:list-item>
      </text:list>
      <text:list xml:id="list4434756263609452508" text:style-name="L4">
        <text:list-item>
          <text:p text:style-name="P87"><text:span text:style-name="T5">Constants</text:span></text:p>
        </text:list-item>
        <text:list-item>
          <text:p text:style-name="P88"><text:span text:style-name="T1">Classes</text:span></text:p>
        </text:list-item>
        <text:list-item>
          <text:p text:style-name="P88"><text:span text:style-name="T1">Functions</text:span></text:p>
        </text:list-item>
        <text:list-item>
          <text:p text:style-name="P88"><text:span text:style-name="T1">Examples</text:span></text:p>
        </text:list-item>
      </text:list>
      <text:list xml:id="list185033278635795" text:continue-list="list8950976192095404908" text:style-name="L1">
        <text:list-item>
          <text:p text:style-name="P31"><text:span text:style-name="T1"><text:s/>Annex I</text:span></text:p>
        </text:list-item>
      </text:list>
      <text:p text:style-name="P32"><text:span text:style-name="T1"/></text:p>
      <text:p text:style-name="P32"><text:span text:style-name="T1"/></text:p>
      <text:p text:style-name="P32"><text:soft-page-break/><text:span text:style-name="T1"/></text:p>
      <text:p text:style-name="P33"><text:span text:style-name="T1">1. Introduction</text:span></text:p>
      <text:p text:style-name="P12"><text:span text:style-name="T35">This is a python3 module that makes interfacing with the Universal Interface easy and simple. It abstracts the communication protocol of the Universal Interface through meaningful API calls that can be understood without necessarily referring back to the user manual of the Interface.</text:span></text:p>
      <text:p text:style-name="P13">Some demonstration scripts are provided in the example folder to show how easy it is to import and use this module in your python3 scripts.<text:line-break/> <text:s/>Additionally, a GUI <text:s/>script is provided to demonstrate how it's possible to integrate this module in GUI applications and use GUI controls to interact with the Universal Interface easily.</text:p>
      <text:p text:style-name="P32"><text:span text:style-name="T1"/></text:p>
      <text:p text:style-name="P33"><text:span text:style-name="T3">2</text:span><text:span text:style-name="T1">. Installation</text:span></text:p>
      <text:p text:style-name="P14">There is no real dependence of this module over a specific operating system or a specific hardware, as long as it supports python3 and the basic python3 modules. However, this has only been tested on <text:span text:style-name="T73">R</text:span>aspbian on Raspberry PI and on Linux Mint on a standard PC.</text:p>
      <text:p text:style-name="P14"/>
      <text:p text:style-name="P14"><text:soft-page-break/></text:p>
      <text:p text:style-name="P14">This module depends on 2 official python modules which are :</text:p>
      <text:list xml:id="list5171687037105924808" text:style-name="L2">
        <text:list-item>
          <text:p text:style-name="P35"><text:span text:style-name="T24">python3-serial</text:span></text:p>
        </text:list-item>
        <text:list-item>
          <text:p text:style-name="P35"><text:span text:style-name="T24">python3-numpy<text:line-break/></text:span></text:p>
        </text:list-item>
      </text:list>
      <text:p text:style-name="P37"><text:span text:style-name="T23">The first is used for serial communication with the Interface.</text:span></text:p>
      <text:p text:style-name="P37"><text:span text:style-name="T23">The second is internally used for conversion between Hexadecimal bytes and other formats like floats ...etc</text:span></text:p>
      <text:p text:style-name="P14">Those 2 modules can be installed on debian based system via :</text:p>
      <text:p text:style-name="P84"><text:tab/>sudo apt-get install python3-serial python3-numpy</text:p>
      <text:p text:style-name="P13"/>
      <text:p text:style-name="P13">To install this module, just copy the <text:span text:style-name="T11">UInterface.py</text:span> and <text:span text:style-name="T11">VndMachine.py</text:span> files to your proje<text:span text:style-name="T36">c</text:span>t folder.<text:line-break/><text:span text:style-name="T37">Then you just need to import </text:span><text:span text:style-name="T4">UInterface</text:span><text:span text:style-name="T37"> to use the module and use the </text:span><text:span text:style-name="T40">UnivInterface</text:span><text:span text:style-name="T37"> class to instantiate a “software” Universal Interface.<text:line-break/>If you want to communicate with a vending machine connected to the module, you may also want to use the provided library in VndMachine.py<text:line-break/>For this you should import </text:span><text:span text:style-name="T4">VndMachine </text:span><text:span text:style-name="T37">and use the </text:span><text:span text:style-name="T40">VendingMachine</text:span><text:span text:style-name="T37"> class to instantiate a “software” machine that you can communicate with.</text:span></text:p>
      <text:p text:style-name="P13"/>
      <text:p text:style-name="P15"><text:soft-page-break/></text:p>
      <text:p text:style-name="P34">3. API Description</text:p>
      <text:list xml:id="list1413347805908374924" text:style-name="L5">
        <text:list-item>
          <text:p text:style-name="P5">Constants</text:p>
        </text:list-item>
      </text:list>
      <text:p text:style-name="P94">To make the code more readable and easier to understand without referring to the user manual, some constant definitions were introduced.</text:p>
      <text:p text:style-name="P96">These definitions are not necessarily useful to the end user of this module, however they help make the module code much easier to understand and maintain.</text:p>
      <text:p text:style-name="P94">First we defined response codes (refer to page 13 of the user manual) </text:p>
      <text:p text:style-name="P95">Those are used internally by the module to check the response of the Universal Interface.</text:p>
      <text:p text:style-name="P101">RSP_OK <text:tab/><text:tab/><text:tab/>= 0xF0</text:p>
      <text:p text:style-name="P101">RSP_UKNOWNCMD <text:tab/>= 0xF1</text:p>
      <text:p text:style-name="P101">RSP_NSUPPORTED<text:tab/>= 0xF2</text:p>
      <text:p text:style-name="P101">RSP_BADPRMNUMB <text:tab/>= 0xF3</text:p>
      <text:p text:style-name="P101">RSP_OUTOFRANGE <text:s/>= 0xF4</text:p>
      <text:p text:style-name="P101">RSP_ERRPROCESS <text:tab/>= 0xF5</text:p>
      <text:p text:style-name="P101">RSP_DEVSOFTERR <text:tab/>= 0xF6</text:p>
      <text:p text:style-name="P101">RSP_CRCERROR<text:tab/>= 0xF7</text:p>
      <text:p text:style-name="P102"><text:soft-page-break/></text:p>
      <text:p text:style-name="P103"><text:span text:style-name="T30">Then we defined the commands codes used with the interface. Those are used internally in the module to make the code more readable and avoid going back to the user manual every time.</text:span><text:line-break/></text:p>
      <text:p text:style-name="P103">#/** System Commands : GRP 0x01 **/</text:p>
      <text:p text:style-name="P103">CMD_SYSTEM_Reset<text:tab/><text:tab/><text:tab/>= 0x0100</text:p>
      <text:p text:style-name="P103">CMD_SYSTEM_EnterBootloader <text:s/>= 0x0101</text:p>
      <text:p text:style-name="P103">…..</text:p>
      <text:p text:style-name="P103">#/** IO Commands : GRP 0x02 **/</text:p>
      <text:p text:style-name="P103">CMD_IO_GetNumberOfIOs <text:tab/><text:tab/>= 0x0200</text:p>
      <text:p text:style-name="P103">CMD_IO_ADCCalibration <text:tab/><text:tab/>= 0x0201</text:p>
      <text:p text:style-name="P103">CMD_IO_SetRelais <text:tab/><text:tab/>= 0x0202<text:tab/># Relais ID (1 byte) <text:tab/>State (1 byte)</text:p>
      <text:p text:style-name="P103">…</text:p>
      <text:p text:style-name="P104">#/** Serial Commands GRP: 0x03 **/</text:p>
      <text:p text:style-name="P104">CMD_SER_GetNumberOfSerialPorts <text:tab/><text:tab/><text:tab/>= 0x0300</text:p>
      <text:p text:style-name="P104">CMD_SER_SetBaudrate <text:tab/><text:tab/><text:tab/><text:tab/>= 0x0301<text:tab/># Serial ID (1 byte) Value (1 byte)</text:p>
      <text:p text:style-name="P104">…</text:p>
      <text:p text:style-name="P104"/>
      <text:p text:style-name="P104"/>
      <text:p text:style-name="P104"><text:soft-page-break/></text:p>
      <text:p text:style-name="P104">#/** Vending Interface Commands GRP: 0x04 **/</text:p>
      <text:p text:style-name="P104">CMD_VND_GetNumberOfDevices <text:tab/><text:tab/>= 0x0400 </text:p>
      <text:p text:style-name="P104">CMD_VND_GetDeviceInfo <text:tab/><text:tab/><text:tab/>= 0x0401 <text:tab/># ID (1 byte)</text:p>
      <text:p text:style-name="P104">CMD_VND_SetDeviceMode <text:tab/><text:tab/><text:tab/>= 0x0402<text:tab/># ID (1 byte) Mode (1 byte)</text:p>
      <text:p text:style-name="P104">…</text:p>
      <text:p text:style-name="P104"><text:span text:style-name="T30">All command codes follow this pattern : </text:span>CMD_GROUP_COMMAND</text:p>
      <text:p text:style-name="P97">So when you see a command you know to which group it refers and what it does.</text:p>
      <text:p text:style-name="P98">Then come the definitions of GPIO configuration options and serial baudrate and parity codes used to configure <text:s/>GPIO pins and Serial Ports embedded in the Universal Interface.</text:p>
      <text:p text:style-name="P105">#/* IO Configuration */</text:p>
      <text:p text:style-name="P105">IO_CONFIG_FLOAT <text:tab/><text:tab/><text:tab/><text:tab/>= 0x00 </text:p>
      <text:p text:style-name="P105">IO_CONFIG_KEEP <text:tab/><text:tab/><text:tab/><text:tab/>= 0x01 </text:p>
      <text:p text:style-name="P105">IO_CONFIG_PULLL_DOWN<text:tab/><text:tab/>= 0x02</text:p>
      <text:p text:style-name="P105">…</text:p>
      <text:p text:style-name="P105">#/* Baudrate values */</text:p>
      <text:p text:style-name="P105">BAUDRATE_300 <text:tab/>= 0x00</text:p>
      <text:p text:style-name="P105">BAUDRATE_600 <text:tab/>= 0x01</text:p>
      <text:p text:style-name="P105">…</text:p>
      <text:p text:style-name="P105"><text:soft-page-break/>#/* Partiy Config */</text:p>
      <text:p text:style-name="P105">NO_PARITY <text:s/><text:tab/>= 0x00</text:p>
      <text:p text:style-name="P105">ODD_PARITY <text:tab/>= 0x01</text:p>
      <text:p text:style-name="P105">EVEN_PARITY<text:tab/>= 0x02</text:p>
      <text:p text:style-name="P99"/>
      <text:p text:style-name="P99">To help build the commands to be sent to the interface and interprete the response the size of the data and response message of each command were defined in arrays <text:span text:style-name="T11">dataSize[]</text:span> and <text:s/><text:span text:style-name="T11">rspSize[] </text:span>.</text:p>
      <text:p text:style-name="P100">In the same way, some definitions proper to the Vending Machine interfaces embedded in the Universal Interface were introduced in the VndMachine sub-module.</text:p>
      <text:p text:style-name="P100"/>
      <text:p text:style-name="P100">First we have the commands that can be sent to vending machines (different than commands sent to the Universal Interface)<text:line-break/><text:span text:style-name="T72"># Vending machine commands </text:span></text:p>
      <text:p text:style-name="P106">VM_SetCredit<text:tab/><text:tab/>= 0x00000001 <text:s text:c="2"/>#0</text:p>
      <text:p text:style-name="P106">VM_GetCredit<text:tab/><text:tab/>= 0x00000002 <text:s text:c="2"/>#1</text:p>
      <text:p text:style-name="P106">VM_ChangeCredit<text:tab/>= 0x00000004 <text:s text:c="2"/>#2</text:p>
      <text:p text:style-name="P106">VM_SetInventory<text:tab/><text:tab/>= 0x00000010 <text:s text:c="2"/>#4</text:p>
      <text:p text:style-name="P106">…</text:p>
      <text:p text:style-name="P106"/>
      <text:p text:style-name="P106"><text:soft-page-break/></text:p>
      <text:p text:style-name="P106"><text:span text:style-name="T30">Then we have the different status of the vending machines :</text:span><text:line-break/>#/* Vending Machine status */</text:p>
      <text:p text:style-name="P106">STATUS_IDLE <text:tab/><text:tab/>= 0x00</text:p>
      <text:p text:style-name="P106">STATUS_NO_TOKEN <text:tab/>= 0x01</text:p>
      <text:p text:style-name="P106">STATUS_BUSY<text:tab/><text:tab/>= 0x40</text:p>
      <text:p text:style-name="P106">…</text:p>
      <text:p text:style-name="P106"><text:span text:style-name="T30">Different interface types used to communicate with vending machines through the Universal Interface are :</text:span><text:line-break/>#/* Interface types */</text:p>
      <text:p text:style-name="P106">CCTALK = 0x01</text:p>
      <text:p text:style-name="P106">ESSP <text:s text:c="6"/>= 0x02</text:p>
      <text:p text:style-name="P106">MDB <text:s text:c="6"/>= 0x03</text:p>
      <text:p text:style-name="P106">EXECUTIVE = 0x04 </text:p>
      <text:p text:style-name="P106"><text:span text:style-name="T30">Recognized manufacturers of vending machines are:</text:span></text:p>
      <text:p text:style-name="P106">#/* Manufacturer Codes */</text:p>
      <text:p text:style-name="P106">UNKNOWN <text:tab/><text:tab/><text:tab/>= 0x00</text:p>
      <text:p text:style-name="P106">COMESTERO_GRP<text:tab/> <text:tab/>= 0x01</text:p>
      <text:p text:style-name="P106">INNOVATIVE_TECH <text:tab/><text:tab/>= 0x02</text:p>
      <text:p text:style-name="P106">MONEY_CONTROLS<text:tab/><text:tab/>= 0x03</text:p>
      <text:p text:style-name="P106">RF_TECH<text:tab/><text:tab/><text:tab/><text:tab/>= 0x04</text:p>
      <text:p text:style-name="P106">SUZO <text:tab/><text:tab/><text:tab/><text:tab/>= 0x05 </text:p>
      <text:p text:style-name="P106"><text:soft-page-break/></text:p>
      <text:p text:style-name="P100">We also defined different types of vending machines that can be recognized by this module :</text:p>
      <text:p text:style-name="P106">#/* Product category codes */</text:p>
      <text:p text:style-name="P106">PRDCT_UNKNOWN <text:tab/><text:tab/>= 0x00</text:p>
      <text:p text:style-name="P106">PRDCT_COIN_ACP<text:tab/><text:tab/>= 0x01</text:p>
      <text:p text:style-name="P106">PRDCT_HOPPER<text:tab/><text:tab/>= 0x02</text:p>
      <text:p text:style-name="P106">…</text:p>
      <text:p text:style-name="P106"><text:span text:style-name="T30">And finally the currencies recognized by the module:</text:span><text:line-break/>#/* Currencies recognized by this module */</text:p>
      <text:p text:style-name="P106">CURRENCY_CHF = 756 #Swiss franc Switzerland, Liechtenstein</text:p>
      <text:p text:style-name="P106">CURRENCY_CNY = 156 #Chinese renminbi China</text:p>
      <text:p text:style-name="P106">CURRENCY_DKK = 208 #Danish krone Denmark, Faroe Islands</text:p>
      <text:p text:style-name="P106">CURRENCY_EUR = 978 #Euro</text:p>
      <text:p text:style-name="P106">…</text:p>
      <text:p text:style-name="P106"/>
      <text:list xml:id="list185033101092709" text:continue-numbering="true" text:style-name="L5">
        <text:list-item>
          <text:p text:style-name="P5">Classes</text:p>
        </text:list-item>
      </text:list>
      <text:p text:style-name="P17"><text:tab/><text:span text:style-name="T74">This module is composed of 2 classes <text:s/>: </text:span></text:p>
      <text:list xml:id="list6544375871599399173" text:style-name="L6">
        <text:list-item>
          <text:p text:style-name="P89"><text:span text:style-name="T32">UnivInterface</text:span></text:p>
        </text:list-item>
        <text:list-item>
          <text:p text:style-name="P89"><text:span text:style-name="T32">VendingMachine</text:span></text:p>
        </text:list-item>
      </text:list>
      <text:p text:style-name="P18"><text:tab/></text:p>
      <text:p text:style-name="P18"><text:soft-page-break/></text:p>
      <text:p text:style-name="P18"><text:span text:style-name="T75"><text:s text:c="2"/>Additionally, </text:span><text:span text:style-name="T42">CRC</text:span><text:span text:style-name="T75"> calculation functions were defined in file </text:span><text:span text:style-name="T41">crc16custom</text:span><text:span text:style-name="T75"> . Those are needed to calculate the CRC code of the commands to be sent, and to verify the integrity of the received responses from the interface.</text:span></text:p>
      <text:p text:style-name="P16"><text:s/><text:span text:style-name="T76">The </text:span><text:span text:style-name="T12">UnivInterface</text:span><text:span text:style-name="T76"> class abstracts the Universal Interface board.</text:span></text:p>
      <text:p text:style-name="P19">The <text:span text:style-name="T11">VendingMachine</text:span> class abstracts vending machines (coin acceptor, Note validator, Hopper..) connected to the universal interface.</text:p>
      <text:p text:style-name="P19">Each <text:span text:style-name="T11">VendingMachine</text:span> object abstracts a <text:span text:style-name="T1">single</text:span> machine connected to the Universal Interface through one of th 4 interfaces provided.</text:p>
      <text:p text:style-name="P20">The provided 2 classes allow accessing every aspect of the Universal Interface as explained in the user manual.</text:p>
      <text:p text:style-name="P20"/>
      <text:list xml:id="list185032804701813" text:continue-list="list185033101092709" text:style-name="L5">
        <text:list-item>
          <text:p text:style-name="P5">Functions</text:p>
        </text:list-item>
      </text:list>
      <text:p text:style-name="P6"><text:tab/><text:span text:style-name="T29">In this section of the documentation, we provide a brief description of the functions provided by the module and occasionally we include example usage.</text:span></text:p>
      <text:p text:style-name="P7"><text:span text:style-name="T28">First, to instantiate a UnivInterface object, we need to provide the path to the Serial/USB port used to connect to the</text:span> <text:span text:style-name="T28">interface.</text:span></text:p>
      <text:p text:style-name="P7"><text:soft-page-break/><text:span text:style-name="T28"/></text:p>
      <text:p text:style-name="P7"><text:span text:style-name="T28">This is usually something like “/dev/ttyUSB0” or “/dev/ttyAMA0”</text:span></text:p>
      <text:p text:style-name="P7"><text:span text:style-name="T28">you can execute :</text:span></text:p>
      <text:p text:style-name="P7"><text:span text:style-name="T22"><text:tab/> ls /dev/ttyUSB* </text:span><text:span text:style-name="T28"><text:s/></text:span></text:p>
      <text:p text:style-name="P7"><text:span text:style-name="T28">and</text:span></text:p>
      <text:p text:style-name="P8"><text:span text:style-name="T18"><text:tab/>ls /dev/ttyAMA*</text:span></text:p>
      <text:p text:style-name="P7"><text:span text:style-name="T28">in a command line shell to know what are the possibilities.</text:span></text:p>
      <text:p text:style-name="P7"><text:span text:style-name="T28">For example if the interface is connected to /dev/ttyUSB0 we can write:</text:span></text:p>
      <text:p text:style-name="P63"><text:span text:style-name="T7">import UInterface</text:span></text:p>
      <text:p text:style-name="P38">ui = UInterface.UnivInterface("/dev/ttyUSB0")</text:p>
      <text:p text:style-name="P38"/>
      <text:p text:style-name="P26">We can then communicate with the interface via the object ui <text:s/><text:span text:style-name="T77">using one of the following functions:<text:line-break/></text:span><text:span text:style-name="T6">System functions</text:span></text:p>
      <text:p text:style-name="P27"><text:tab/><text:span text:style-name="T72">reset()</text:span></text:p>
      <text:p text:style-name="P27"><text:span text:style-name="T72"><text:tab/></text:span><text:span text:style-name="T38">&gt; takes no arguments; resets the universal interface board.</text:span></text:p>
      <text:p text:style-name="P39"><text:tab/>EnterBootLoaderMode()</text:p>
      <text:p text:style-name="P39"><text:tab/><text:span text:style-name="T44">&gt; takes no arguments; Enters the interface in BootLoader mode</text:span></text:p>
      <text:p text:style-name="P39"><text:tab/>exitBootLoaderMode()</text:p>
      <text:p text:style-name="P39"><text:tab/><text:span text:style-name="T44">&gt; takes no arguments; Exits the BootLoader mode</text:span></text:p>
      <text:p text:style-name="P40"><text:tab/></text:p>
      <text:p text:style-name="P40"><text:soft-page-break/></text:p>
      <text:p text:style-name="P40"><text:tab/>getMode()</text:p>
      <text:p text:style-name="P56"><text:tab/><text:span text:style-name="T71">&gt; takes no arguments; returns the mode of the universal interface.</text:span></text:p>
      <text:p text:style-name="P65"><text:tab/>&gt; return code 0 means the interface is in bootloader mode</text:p>
      <text:p text:style-name="P65"><text:tab/>&gt; return code 1 means the interface is in application mode</text:p>
      <text:p text:style-name="P39"><text:span text:style-name="T71"><text:tab/></text:span>programFlash( filePath)</text:p>
      <text:p text:style-name="P39"><text:tab/><text:span text:style-name="T78">&gt;</text:span><text:span text:style-name="T45"> takes the path to the binary file to be flashed. Flashes a new firmware in <text:tab/>the interface MCU.</text:span></text:p>
      <text:p text:style-name="P39"><text:tab/>ProgramEEPROM( filePath)</text:p>
      <text:p text:style-name="P39"><text:tab/><text:span text:style-name="T45">&gt; takes the path to the binary file to be programmed in EEPROM.</text:span></text:p>
      <text:p text:style-name="P39"><text:tab/>GetFirmwareVersion()</text:p>
      <text:p text:style-name="P67"><text:tab/><text:span text:style-name="T79">&gt; takes no parameters; returns the version of the current firmware.</text:span></text:p>
      <text:p text:style-name="P30">Input / Output functions</text:p>
      <text:p text:style-name="P39"><text:tab/>getNumberOfIOs()</text:p>
      <text:p text:style-name="P67"><text:tab/><text:span text:style-name="T80">&gt; takes no arguments; returns a detailed description of the Input/Output <text:tab/>capabilities of the interface. The response is accessible via rspData[] <text:tab/>dictionary of the </text:span><text:span text:style-name="T13">UnivInterface</text:span><text:span text:style-name="T80"> object used to call it.</text:span></text:p>
      <text:p text:style-name="P72"><text:tab/><text:span text:style-name="T14">rspData[“relais”]</text:span><text:span text:style-name="T81"> contains the number of Relais in the interfaces</text:span></text:p>
      <text:p text:style-name="P72"><text:tab/><text:span text:style-name="T14">rspData[“pwm”]</text:span><text:span text:style-name="T81"> contains the number of PWM outputs</text:span></text:p>
      <text:p text:style-name="P72"><text:tab/><text:span text:style-name="T14">rspData[“gpio”] </text:span><text:span text:style-name="T81">contains the number of GPIO pins</text:span></text:p>
      <text:p text:style-name="P72"><text:tab/><text:span text:style-name="T14">rspData[“adc”] </text:span><text:span text:style-name="T81">and </text:span><text:span text:style-name="T14">rspData[“dac”] </text:span><text:span text:style-name="T81">contain the number of adc/dac IOs</text:span></text:p>
      <text:p text:style-name="P57"><text:soft-page-break/></text:p>
      <text:p text:style-name="P57"><text:tab/> <text:span text:style-name="T82">Usage </text:span>Example :<text:line-break/><text:tab/><text:span text:style-name="T71">ui = UInterface.UnivInterface("/dev/ttyUSB0")</text:span></text:p>
      <text:p text:style-name="P66"><text:tab/>if (ui.getNumberOfIOs() != UInterface .FAILURE ) :</text:p>
      <text:p text:style-name="P57"><text:tab/><text:tab/><text:span text:style-name="T71">print ("Universal Interface has "+str(ui.rspData["relais"])+" relais, "+str(ui.rspData["pwm"])+" pwm outputs, "+str(ui.rspData["gpio"])+" io pins, from which "+str(ui.rspData["adc"])+" pins can be used as Analog Inputs and "+str(ui.rspData["dac"])+" pins can be used as Analog Outputs\n")</text:span></text:p>
      <text:p text:style-name="P39"/>
      <text:p text:style-name="P39"><text:tab/>calibrateADC()</text:p>
      <text:p text:style-name="P39"><text:tab/><text:span text:style-name="T46">&gt; performs calibration of ADC in the interface. It takes no arguments.</text:span></text:p>
      <text:p text:style-name="P39"><text:tab/>setRelaisClosed(relaisID)</text:p>
      <text:p text:style-name="P39"><text:tab/><text:span text:style-name="T46">&gt; takes the Relais ID; sets the relais to a closed state.</text:span></text:p>
      <text:p text:style-name="P67"><text:tab/><text:span text:style-name="T83">Usage example:</text:span></text:p>
      <text:p text:style-name="P67"><text:tab/><text:span text:style-name="T8">ui.setRelaisClosed(1) #Closes relais number 1</text:span></text:p>
      <text:p text:style-name="P39"><text:tab/>setRelaisOpen( relaisID)</text:p>
      <text:p text:style-name="P41"><text:tab/><text:span text:style-name="T80">&gt; </text:span><text:span text:style-name="T46">takes the Relais ID; sets the relais to a</text:span><text:span text:style-name="T47">n Open</text:span><text:span text:style-name="T46"> state.</text:span></text:p>
      <text:p text:style-name="P39"><text:tab/>getRelais(relaisID)</text:p>
      <text:p text:style-name="P42"><text:tab/><text:span text:style-name="T80">&gt; </text:span><text:span text:style-name="T46">takes the Relais ID; </text:span><text:span text:style-name="T48">returns the state of the relais.</text:span><text:span text:style-name="T46"> </text:span><text:span text:style-name="T48">0 if relais is open or 1 <text:tab/>if relais is closed.</text:span></text:p>
      <text:p text:style-name="P39"><text:tab/>setPWM( pwmID, pwmValue)</text:p>
      <text:p text:style-name="P67"><text:tab/><text:span text:style-name="T80">&gt; <text:s/>takes the PWM id and the duty cycle we want to output in that PWM.</text:span></text:p>
      <text:p text:style-name="P70"><text:soft-page-break/><text:tab/></text:p>
      <text:p text:style-name="P70"><text:span text:style-name="T84"><text:tab/>Usage Example:</text:span></text:p>
      <text:p text:style-name="P68"><text:span text:style-name="T84"><text:tab/>ui.setPWM(0x02, 40) # Sets PWM number 2 to 40% duty cycle</text:span></text:p>
      <text:p text:style-name="P39"><text:tab/>getPWM( pwmID)</text:p>
      <text:p text:style-name="P67"><text:tab/><text:span text:style-name="T80">&gt; takes the id of the PWM ; returns the duty cycle in that PWM , in <text:tab/>hundred percentage. If duty cycle is 60% it returns 60 .</text:span></text:p>
      <text:p text:style-name="P39"><text:tab/>setInputFloating(ioID)</text:p>
      <text:p text:style-name="P85"><text:tab/><text:span text:style-name="T46">&gt; takes the id of IO pin. Set the configuration to floating.Please refer to <text:tab/>page <text:tab/>20 of <text:tab/>the user manual for more details about different IO <text:tab/>configurations possible.</text:span></text:p>
      <text:p text:style-name="P39"><text:tab/>keepIOStatusConfig(ioID)</text:p>
      <text:p text:style-name="P43"><text:tab/><text:span text:style-name="T46">&gt; takes the id of IO pin. Set the configuration to Pull-Up if the pin is <text:tab/>actually HIGH or <text:s/>to Pull-Down if pin is actually LOW.</text:span></text:p>
      <text:p text:style-name="P39"><text:tab/>pullDownInput(ioID)</text:p>
      <text:p text:style-name="P43"><text:tab/><text:span text:style-name="T46">&gt; takes the id of IO pin. Set the configuration to Pull Down</text:span></text:p>
      <text:p text:style-name="P39"><text:tab/>pullUpInput(ioID)</text:p>
      <text:p text:style-name="P43"><text:tab/><text:span text:style-name="T46">&gt; takes the id of IO pin. Set the configuration to Pull Up</text:span></text:p>
      <text:p text:style-name="P39"><text:tab/>setInputFloatingInverted(ioID)</text:p>
      <text:p text:style-name="P44"><text:tab/><text:span text:style-name="T85">&gt; <text:s/></text:span><text:span text:style-name="T46">takes the id of IO pin. Set the configuration to </text:span><text:span text:style-name="T49">floating and works in <text:tab/>Inverted Logic mode.</text:span></text:p>
      <text:p text:style-name="P39"><text:tab/>keepIOStatusConfigInverted(ioID)</text:p>
      <text:p text:style-name="P69"><text:tab/><text:span text:style-name="T80">&gt; Same as <text:s/></text:span>keepIOStatusConfig<text:span text:style-name="T86">()</text:span> <text:span text:style-name="T86">but works in Inverted Logic mode.</text:span></text:p>
      <text:p text:style-name="P69"><text:soft-page-break/></text:p>
      <text:p text:style-name="P39"/>
      <text:p text:style-name="P39"><text:tab/>pullDownInputInverted(ioID)</text:p>
      <text:p text:style-name="P45"><text:tab/><text:span text:style-name="T46">&gt; takes the id of IO pin. Set the configuration to Pull Down </text:span><text:span text:style-name="T50">and works in <text:tab/>Inverted Logic m</text:span><text:span text:style-name="T60">o</text:span><text:span text:style-name="T50">de.</text:span></text:p>
      <text:p text:style-name="P39"><text:tab/>pullUpInputInverted(ioID)</text:p>
      <text:p text:style-name="P45"><text:tab/><text:span text:style-name="T46">&gt; takes the id of IO pin. Set the configuration to Pull </text:span><text:span text:style-name="T50">Up and works in <text:tab/>Inverted Logic mode.</text:span></text:p>
      <text:p text:style-name="P39"><text:tab/>pushPullOutput(ioID)</text:p>
      <text:p text:style-name="P46"><text:span text:style-name="T80"><text:tab/></text:span><text:span text:style-name="T46">&gt; takes the id of IO pin. Set the configuration to </text:span><text:span text:style-name="T51">Push Pull</text:span><text:span text:style-name="T46">.</text:span></text:p>
      <text:p text:style-name="P39"><text:tab/>wireOutputToOR(ioID)</text:p>
      <text:p text:style-name="P47"><text:span text:style-name="T80"><text:s/><text:tab/></text:span><text:span text:style-name="T46">&gt; takes the id of IO pin. Set the configuration to </text:span><text:span text:style-name="T52">Wired-OR. Please refer <text:tab/>to page 21 of the user manual for more information.</text:span></text:p>
      <text:p text:style-name="P39"><text:tab/>wireOutputToAND(ioID)</text:p>
      <text:p text:style-name="P47"><text:span text:style-name="T80"><text:s/><text:tab/></text:span><text:span text:style-name="T46">&gt; takes the id of IO pin. Set the configuration to </text:span><text:span text:style-name="T52">Wired-AND. Please refer <text:tab/>to page 21 of the user manual for more information.</text:span></text:p>
      <text:p text:style-name="P47"><text:tab/>wireOutputToORAndPullDown(ioID)</text:p>
      <text:p text:style-name="P47"><text:span text:style-name="T80"><text:s/><text:tab/></text:span><text:span text:style-name="T46">&gt; takes the id of IO pin. Set the configuration to </text:span><text:span text:style-name="T52">Wired-OR </text:span><text:span text:style-name="T53">+ Pull Down</text:span><text:span text:style-name="T52">. <text:tab/>Please refer to page 21 of the user manual for more information.</text:span></text:p>
      <text:p text:style-name="P47"><text:tab/>wireOutputToANDPullUp(ioID)</text:p>
      <text:p text:style-name="P48"><text:span text:style-name="T80"><text:s/><text:tab/></text:span><text:span text:style-name="T46">&gt; takes the id of IO pin. Set the configuration to </text:span><text:span text:style-name="T52">Wired-</text:span><text:span text:style-name="T55">AND</text:span><text:span text:style-name="T53">+ Pull Up</text:span><text:span text:style-name="T52">. <text:tab/>Please refer to page 21 of the user manual for more information.</text:span></text:p>
      <text:p text:style-name="P48"><text:soft-page-break/><text:span text:style-name="T52"/></text:p>
      <text:p text:style-name="P47"><text:tab/>pushPullOutputInverted(ioID)</text:p>
      <text:p text:style-name="P47"><text:span text:style-name="T80"><text:s/><text:tab/></text:span><text:span text:style-name="T46">&gt; takes the id of IO pin. Set the configuration to </text:span><text:span text:style-name="T54">Push Pull and works in <text:tab/>Inverted Logic mode</text:span><text:span text:style-name="T52">.</text:span></text:p>
      <text:p text:style-name="P47"><text:tab/>wireOutputToORInverted(ioID)</text:p>
      <text:p text:style-name="P47"><text:span text:style-name="T80"><text:s/><text:tab/></text:span><text:span text:style-name="T46">&gt; takes the id of IO pin. Set the configuration to </text:span><text:span text:style-name="T52">Wired-OR </text:span><text:span text:style-name="T54">and works in <text:tab/>Inverted Logic mode</text:span><text:span text:style-name="T52">.</text:span></text:p>
      <text:p text:style-name="P47"><text:tab/>wireOutputToANDInverted(ioID)</text:p>
      <text:p text:style-name="P47"><text:span text:style-name="T80"><text:s/><text:tab/></text:span><text:span text:style-name="T46">&gt; takes the id of IO pin. Set the configuration to </text:span><text:span text:style-name="T52">Wired-</text:span><text:span text:style-name="T54">AND and works <text:tab/>in Inverted Logic mode.</text:span></text:p>
      <text:p text:style-name="P47"><text:tab/>wireOutputToORAndPullDownInverted(ioID)</text:p>
      <text:p text:style-name="P47"><text:span text:style-name="T80"><text:s/><text:tab/></text:span><text:span text:style-name="T46">&gt; takes the id of IO pin. Set the configuration to </text:span><text:span text:style-name="T52">Wired-OR </text:span><text:span text:style-name="T55">+ Pull Down <text:tab/>and works in Inverted Logic mode.</text:span></text:p>
      <text:p text:style-name="P47"><text:tab/>wireOutputToANDPullUpInverted(ioID)</text:p>
      <text:p text:style-name="P49"><text:span text:style-name="T80"><text:s/><text:tab/></text:span><text:span text:style-name="T46">&gt; takes the id of IO pin. Set the configuration to </text:span><text:span text:style-name="T52">Wired-</text:span><text:span text:style-name="T55">AND</text:span><text:span text:style-name="T52"> </text:span><text:span text:style-name="T55">+ Pull Up <text:tab/>and works in Inverted Logic mode.</text:span></text:p>
      <text:p text:style-name="P49"><text:tab/>getIOConfig(ioID)</text:p>
      <text:p text:style-name="P50"><text:tab/><text:span text:style-name="T80">&gt; </text:span><text:span text:style-name="T46">takes the id of IO pin. <text:s/></text:span><text:span text:style-name="T56">Returns the code of the IO configuration. </text:span><text:span text:style-name="T57">Please <text:tab/>refer to the IO_CONFIG_XXXX definitions in file UInterface.py for <text:tab/>more information about the significance of each code.</text:span></text:p>
      <text:p text:style-name="P50"><text:span text:style-name="T57"><text:tab/></text:span></text:p>
      <text:p text:style-name="P50"><text:span text:style-name="T57"/></text:p>
      <text:p text:style-name="P50"><text:soft-page-break/><text:span text:style-name="T57"><text:tab/>Usage Example:</text:span></text:p>
      <text:p text:style-name="P50"><text:span text:style-name="T57"><text:tab/>if (ui.getIOConfig(3) == Uinterface.IO_CONFIG_FLOAT_INVERTED):</text:span></text:p>
      <text:p text:style-name="P50"><text:span text:style-name="T57"><text:tab/><text:tab/>print(“IO Pin 3 is in floating mode and works in Inverted Logical <text:tab/><text:tab/>mode”) </text:span></text:p>
      <text:p text:style-name="P39"><text:tab/>setIOHigh(ioID)</text:p>
      <text:p text:style-name="P51"><text:tab/><text:span text:style-name="T80">&gt; </text:span><text:span text:style-name="T46">takes the id of IO pin. </text:span><text:span text:style-name="T58">Sets the IO pin to 1.(HIGH status if not in <text:tab/>Inverted Logic mode)</text:span></text:p>
      <text:p text:style-name="P39"><text:tab/>setIOLow(ioID)</text:p>
      <text:p text:style-name="P51"><text:tab/><text:span text:style-name="T80">&gt; </text:span><text:span text:style-name="T46">takes the id of IO pin. </text:span><text:span text:style-name="T58">Sets the IO pin to 0.(LOW status <text:s/>if not in <text:tab/>Inverted Logic mode)</text:span></text:p>
      <text:p text:style-name="P39"><text:tab/>getIOValue(ioID)</text:p>
      <text:p text:style-name="P52"><text:tab/><text:span text:style-name="T80">&gt; </text:span><text:span text:style-name="T46">takes the id of IO pin. </text:span><text:span text:style-name="T59">Returns the status of the IO pin. Please pay <text:tab/>attention to Inverted Logical mode.</text:span></text:p>
      <text:p text:style-name="P39"><text:tab/>getADCValue(ioID)</text:p>
      <text:p text:style-name="P67"><text:tab/><text:span text:style-name="T80">&gt; takes the ID of the IO pin.Returns the value of the ADC input ioID.</text:span></text:p>
      <text:p text:style-name="P30"><text:span text:style-name="T72"/></text:p>
      <text:p text:style-name="P30">Serial communication functions</text:p>
      <text:p text:style-name="P27"><text:tab/><text:span text:style-name="T72">getNumberOfSerialPorts()</text:span></text:p>
      <text:p text:style-name="P67"><text:span text:style-name="T7"><text:tab/></text:span><text:span text:style-name="T9">&gt; </text:span><text:span text:style-name="T10">t</text:span><text:span text:style-name="T9">akes no arguments; Returns the number of Serial Ports in the Universal Interface.</text:span></text:p>
      <text:p text:style-name="P67"><text:span text:style-name="T9"/></text:p>
      <text:p text:style-name="P28"><text:soft-page-break/><text:tab/><text:span text:style-name="T72">configSerialPort</text:span>(self, serialID, baudrate=BAUDRATE_115200,</text:p>
      <text:p text:style-name="P28"><text:s/><text:tab/>databits=0x08, parity=NO_PARITY, stopbits=0x01)</text:p>
      <text:p text:style-name="P28"><text:tab/><text:span text:style-name="T87">&gt; Configure a serial port on the Universal Interface. The custom <text:tab/>defined parameters should be used.<text:line-break/><text:tab/>Example usage:</text:span></text:p>
      <text:p text:style-name="P28"><text:tab/><text:span text:style-name="T87">ui.configSerialPort( 0, baudrate=UInterface. </text:span>BAUDRATE_<text:span text:style-name="T87">9600, <text:tab/>parity=UInterface.EVEN_PARITY)</text:span></text:p>
      <text:p text:style-name="P27"><text:tab/><text:span text:style-name="T72">getBaudrate</text:span>(serialID)</text:p>
      <text:p text:style-name="P27"><text:tab/><text:span text:style-name="T88">&gt; takes an ID of a serial port and returns the baudrate configured in <text:tab/>that port.</text:span></text:p>
      <text:p text:style-name="P27"><text:tab/><text:span text:style-name="T72">getDataBits(serialID)</text:span></text:p>
      <text:p text:style-name="P29"><text:span text:style-name="T72"><text:tab/></text:span><text:span text:style-name="T88">&gt; takes an ID of a serial port and returns the databits number <text:tab/>configured in that port.</text:span></text:p>
      <text:p text:style-name="P39"><text:tab/>getParity(serialID)</text:p>
      <text:p text:style-name="P53"><text:span text:style-name="T31"><text:tab/>&gt; takes an ID of a serial port and returns the parity configured in that <text:tab/>port.</text:span></text:p>
      <text:p text:style-name="P39"><text:tab/>getStopBits(serialID)</text:p>
      <text:p text:style-name="P39"><text:tab/><text:span text:style-name="T61">&gt; takes an ID of a serial port and returns the stop bits configured in that <text:tab/>port.</text:span><text:span text:style-name="T88"><text:tab/></text:span></text:p>
      <text:p text:style-name="P39"/>
      <text:p text:style-name="P39"><text:soft-page-break/><text:tab/>transmitViaSerial(serialID, data)</text:p>
      <text:p text:style-name="P39"><text:tab/><text:span text:style-name="T61">&gt; takes an ID of a serial port and an array of bytes to send via that serial <text:tab/>port.</text:span></text:p>
      <text:p text:style-name="P39"><text:tab/>bytesWaitingToBeTransmitted(serialID)</text:p>
      <text:p text:style-name="P39"><text:tab/><text:span text:style-name="T61">&gt; takes an ID of a serial port and returns the number of bytes waiting to <text:tab/>be transmitted.</text:span></text:p>
      <text:p text:style-name="P39"><text:tab/>bytesReceived(serialID)</text:p>
      <text:p text:style-name="P39"><text:tab/><text:span text:style-name="T62">&gt; takes an ID of a serial port and returns the number of bytes in the RX <text:tab/>buffer.</text:span></text:p>
      <text:p text:style-name="P39"><text:tab/>readAndKeep(serialID)</text:p>
      <text:p text:style-name="P39"><text:tab/><text:span text:style-name="T63">&gt; takes an ID of a serial port. This call reads the bytes waiting in the RX <text:tab/>buffer and keeps than in that buffer. This function returns a bytearray <text:tab/>containing the read bytes.</text:span></text:p>
      <text:p text:style-name="P39"><text:span text:style-name="T63"><text:tab/>Example usage:</text:span></text:p>
      <text:p text:style-name="P39"><text:span text:style-name="T63"><text:tab/>rx_buff = ui.readAndKeep(0) <text:s/>#Read data from Serial Port 0</text:span></text:p>
      <text:p text:style-name="P54"><text:span text:style-name="T63"><text:tab/>print("RX = "+rx_buff.decode("utf-8")) </text:span><text:span text:style-name="T64">#Print the read buffer</text:span></text:p>
      <text:p text:style-name="P39"><text:tab/>read(serialID)</text:p>
      <text:p text:style-name="P39"><text:tab/><text:span text:style-name="T63">&gt; takes an ID of a serial port. This call reads the bytes waiting in the RX <text:tab/>buffer and flushes the RX buffer. </text:span><text:span text:style-name="T65">Same return and usage as the <text:tab/>readAndKeep() function.</text:span></text:p>
      <text:p text:style-name="P55"><text:tab/></text:p>
      <text:p text:style-name="P55"/>
      <text:p text:style-name="P55"><text:soft-page-break/><text:tab/>setDTRHigh(serialID)</text:p>
      <text:p text:style-name="P71"><text:tab/><text:span text:style-name="T89">&gt; takes an ID of a Serial Port and sets DTR high.</text:span></text:p>
      <text:p text:style-name="P39"><text:tab/>setDTRLow(serialID)</text:p>
      <text:p text:style-name="P71"><text:tab/><text:span text:style-name="T89">&gt; takes an ID of a Serial Port and sets DTR low.</text:span></text:p>
      <text:p text:style-name="P39"><text:tab/>getDTR(serialID)</text:p>
      <text:p text:style-name="P71"><text:tab/><text:span text:style-name="T89">&gt; takes an ID of a Serial Port and retrns the calue of DTR.</text:span></text:p>
      <text:p text:style-name="P39"><text:tab/>setRTSHigh(serialID)</text:p>
      <text:p text:style-name="P71"><text:tab/><text:span text:style-name="T89">&gt; takes an ID of a Serial Port and sets RTS high.</text:span></text:p>
      <text:p text:style-name="P39"><text:tab/>setRTSLow(serialID)</text:p>
      <text:p text:style-name="P71"><text:tab/><text:span text:style-name="T89">&gt; takes an ID of a Serial Port and sets RTS high.</text:span></text:p>
      <text:p text:style-name="P39"><text:tab/>getRTS(serialID)</text:p>
      <text:p text:style-name="P71"><text:tab/><text:span text:style-name="T89">&gt; takes an ID of a Serial Port and returns the value of CTS.</text:span></text:p>
      <text:p text:style-name="P39"><text:tab/>getDSR(serialID)</text:p>
      <text:p text:style-name="P71"><text:tab/><text:span text:style-name="T89">&gt; takes an ID of a Serial Port and returns the value of DSR.</text:span></text:p>
      <text:p text:style-name="P39"><text:tab/>getCTS(serialID)</text:p>
      <text:p text:style-name="P71"><text:tab/><text:span text:style-name="T89">&gt; takes an ID of a Serial Port and returns the value of CTS.</text:span></text:p>
      <text:p text:style-name="P71"/>
      <text:p text:style-name="P30">Vending machine functions</text:p>
      <text:p text:style-name="P27"><text:tab/><text:span text:style-name="T72">getNumberOfDevices()</text:span></text:p>
      <text:p text:style-name="P73"><text:tab/><text:span text:style-name="T90">&gt; takes no arguments and returns the number of vending machine devices connected to the interface (via one of the 4 ports provided)</text:span></text:p>
      <text:p text:style-name="P6"><text:soft-page-break/></text:p>
      <text:p text:style-name="P21"><text:s/>For further interfacing with vending machines connected to the Universal Interface, it would be better to use the class <text:span text:style-name="T39">VendingMachine.</text:span></text:p>
      <text:p text:style-name="P22">First we need to instantiate a VendingMachine object abstracting one of the <text:s text:c="2"/></text:p>
      <text:p text:style-name="P22">machines connected. For this we need a <text:span text:style-name="T11">UnivInterface</text:span> object and an interface number (to which the machine is connected)<text:line-break/>for example:</text:p>
      <text:p text:style-name="P25"/>
      <text:p text:style-name="P25">import UInterface</text:p>
      <text:p text:style-name="P25">import VndMachine</text:p>
      <text:p text:style-name="P25">ui = UInterface.UnivInterface("/dev/ttyUSB0")</text:p>
      <text:p text:style-name="P25">if (ui.getNumberOfDevices() &gt; 0) : # if there are any vending machines </text:p>
      <text:p text:style-name="P25"><text:tab/>vnd = VndMachine.VendingMachine(ui, 0) # let vnd represent the <text:tab/><text:tab/><text:tab/><text:tab/><text:tab/><text:tab/><text:tab/><text:tab/>one connected to interface 0</text:p>
      <text:p text:style-name="P22">Now, <text:s/>we can use the object vnd to interact with that machine <text:span text:style-name="T91">via one of the following functions.</text:span></text:p>
      <text:p text:style-name="P24">Information about the vending machine like its type, its interface, its manufacturer , the number of its channels and finally its address are available in the properties of the vnd object via variables:</text:p>
      <text:p text:style-name="P24"/>
      <text:p text:style-name="P24"><text:soft-page-break/></text:p>
      <text:p text:style-name="P24"><text:tab/><text:span text:style-name="T39">vnd.category, vnd.com_interface, vnd.fab, vnd.nbChannels, <text:tab/>vnd.address</text:span></text:p>
      <text:p text:style-name="P23"><text:tab/><text:span text:style-name="T92">r</text:span><text:span text:style-name="T72">efresh()</text:span></text:p>
      <text:p text:style-name="P74"><text:tab/><text:span text:style-name="T92">&gt; refreshes the information of a VendingMachine object (for example if <text:tab/>we connected a new device in the same interface)</text:span></text:p>
      <text:p text:style-name="P58"><text:tab/>mode()</text:p>
      <text:p text:style-name="P74"><text:tab/><text:span text:style-name="T92">&gt; returns the mode of the vending machine : 0 if disabled or 1 if <text:tab/>enabled.</text:span></text:p>
      <text:p text:style-name="P58"><text:tab/><text:span text:style-name="T92">s</text:span>tatus()</text:p>
      <text:p text:style-name="P59"><text:tab/><text:span text:style-name="T66">&gt; returns the status of the vending machine. The value returned is one of <text:tab/>the status defined in the top of the class definition file.</text:span></text:p>
      <text:p text:style-name="P75"><text:tab/><text:span text:style-name="T92">Example usage:</text:span></text:p>
      <text:p text:style-name="P75"><text:tab/><text:span text:style-name="T92">while (vnd.status() == VndMachine.STATUS_BUSY):</text:span></text:p>
      <text:p text:style-name="P75"><text:tab/><text:tab/><text:span text:style-name="T92">print (“The %s connected to interface %d is busy” % (vnd.category, <text:tab/><text:tab/>vnd.idx))</text:span></text:p>
      <text:p text:style-name="P58"><text:tab/>isSupported( command)</text:p>
      <text:p text:style-name="P74"><text:tab/><text:span text:style-name="T93">&gt; returns True if the command is supported by that vending machine and <text:tab/>False otherwise. The commands supported are defined in the top of the <text:tab/>VendingMachine class definition.</text:span></text:p>
      <text:p text:style-name="P58"><text:tab/>currencyCode( channelID)</text:p>
      <text:p text:style-name="P76"><text:tab/><text:span text:style-name="T94">&gt; returns the currency code of the given channel</text:span></text:p>
      <text:p text:style-name="P60"><text:soft-page-break/></text:p>
      <text:p text:style-name="P60"><text:tab/>currencyName( channelID)</text:p>
      <text:p text:style-name="P60"><text:tab/><text:span text:style-name="T67">&gt; returns the name of the currency of the given channel. The naming is</text:span><text:span text:style-name="T94"> </text:span></text:p>
      <text:p text:style-name="P60"><text:span text:style-name="T94"><text:tab/></text:span><text:span text:style-name="T67">based on codes in page 38 of the documentation.</text:span></text:p>
      <text:p text:style-name="P58"><text:tab/>setCredits( credit)</text:p>
      <text:p text:style-name="P74"><text:tab/><text:span text:style-name="T94">&gt; sets the credits of the vending machine. This function takes as <text:tab/>parameter a byte array containing the credit information with 2 bytes for <text:tab/>each channel.</text:span></text:p>
      <text:p text:style-name="P58"><text:tab/><text:span text:style-name="T96">g</text:span>etCredits()</text:p>
      <text:p text:style-name="P74"><text:tab/><text:span text:style-name="T95">&gt; returns the credit information of the machine. 2 bytes per channel are <text:tab/>returned in a bytearray.</text:span></text:p>
      <text:p text:style-name="P58"><text:tab/>setInventory( inventory)</text:p>
      <text:p text:style-name="P74"><text:tab/><text:span text:style-name="T96">&gt; sets the inventory of the machine. This function takes as argument a <text:tab/>bytearray containing the inventory information with 2 bytes per channel.</text:span></text:p>
      <text:p text:style-name="P58"><text:tab/><text:span text:style-name="T96">g</text:span>etInventory()</text:p>
      <text:p text:style-name="P74"><text:tab/><text:span text:style-name="T96">&gt;returns the inventory of the vending machine. 2 bytes per channel are <text:tab/>returned in a bytearray. </text:span></text:p>
      <text:p text:style-name="P58"><text:tab/>EnableChannel( channelID)</text:p>
      <text:p text:style-name="P74"><text:tab/><text:span text:style-name="T97">&gt; takes the index of the channel (1 to nbChannles). Enables the given <text:tab/>channel.</text:span></text:p>
      <text:p text:style-name="P58"><text:tab/>DisableChannel( channelID)</text:p>
      <text:p text:style-name="P77"><text:span text:style-name="T97"><text:tab/>&gt; takes the index of the channel (1 to nbChannles). Disables the channel.</text:span></text:p>
      <text:p text:style-name="P58"><text:soft-page-break/></text:p>
      <text:p text:style-name="P58"><text:tab/>isChannelEnabled( channelID)</text:p>
      <text:p text:style-name="P74"><text:tab/><text:span text:style-name="T98">&gt; returns True if the channel is enabled and False otherwise.</text:span></text:p>
      <text:p text:style-name="P58"><text:tab/><text:span text:style-name="T99">r</text:span>outeChannelToPayout( channelID)</text:p>
      <text:p text:style-name="P74"><text:tab/><text:span text:style-name="T100">&gt; routes the channel to payout.</text:span></text:p>
      <text:p text:style-name="P58"><text:tab/><text:span text:style-name="T99">r</text:span>outeChannelToCashbox( channelID)</text:p>
      <text:p text:style-name="P78"><text:tab/><text:span text:style-name="T100">&gt; routes the channel to the machine cash box or stack</text:span></text:p>
      <text:p text:style-name="P58"><text:tab/>isRoutedToPayout( channelID)</text:p>
      <text:p text:style-name="P74"><text:tab/><text:span text:style-name="T101">&gt; returns True if the channel is routed to payout, False otherwise.</text:span></text:p>
      <text:p text:style-name="P58"><text:tab/>PayoutByDenomination( payoutAmount)</text:p>
      <text:p text:style-name="P58"><text:tab/><text:span text:style-name="T68">&gt; pays out notes or coins of a device. It takes as argument a byte</text:span><text:span text:style-name="T70">a</text:span><text:span text:style-name="T68">rray <text:tab/>with payout amount of formatted in 2 bytes per channel.</text:span></text:p>
      <text:p text:style-name="P58"><text:tab/>FloatByDenomination( payoutAmount)</text:p>
      <text:p text:style-name="P61"><text:tab/><text:span text:style-name="T68">&gt; floats coins or notes to the cashbox of the device. It takes as argument a <text:tab/>byteArray with float amount of formatted in 2 bytes per channel.</text:span></text:p>
      <text:p text:style-name="P58"><text:tab/>EmptyDevice()</text:p>
      <text:p text:style-name="P58"><text:tab/><text:span text:style-name="T68">&gt; empties a device. All coins or notes are routed to cashbox.</text:span></text:p>
      <text:p text:style-name="P58"><text:tab/>ClearDeviceError()</text:p>
      <text:p text:style-name="P79"><text:span text:style-name="T15"><text:tab/></text:span><text:span text:style-name="T103">This command clears a payout or float command error</text:span></text:p>
      <text:p text:style-name="P86"><text:tab/>returned by <text:span text:style-name="T102">status() call.</text:span></text:p>
      <text:p text:style-name="P58"/>
      <text:p text:style-name="P62"><text:tab/></text:p>
      <text:p text:style-name="P62"><text:soft-page-break/></text:p>
      <text:p text:style-name="P62"><text:tab/>GetLastPayout()</text:p>
      <text:p text:style-name="P83"><text:span text:style-name="T108"><text:tab/>&gt; </text:span>This command returns the number of coins or notes paid out during the <text:tab/>last payout command. </text:p>
      <text:p text:style-name="P58"><text:tab/>GetTokenID()</text:p>
      <text:p text:style-name="P82"><text:span text:style-name="T109"><text:tab/>&gt; </text:span>This command returns the 32bit ID of the payment token inserted into a <text:tab/>cashless system.</text:p>
      <text:p text:style-name="P58"><text:tab/>SaveInhibits()</text:p>
      <text:p text:style-name="P81"><text:tab/><text:span text:style-name="T108">&gt; saves inhibit information in the Universal Interface EEPRom</text:span></text:p>
      <text:p text:style-name="P58"><text:tab/>SaveRouting()</text:p>
      <text:p text:style-name="P81"><text:tab/><text:span text:style-name="T108">&gt; saves routing information in the Universal Interface EEPRom</text:span></text:p>
      <text:p text:style-name="P58"><text:tab/>ChangeChannelCredits( channelID, change)</text:p>
      <text:p text:style-name="P74"><text:tab/><text:span text:style-name="T110">&gt; Changes the credit of the given channel. It takes a channel ID and a 2 <text:tab/>bytes change amount.</text:span></text:p>
      <text:p text:style-name="P58"><text:tab/>SetBezelColor( red, green, blue)</text:p>
      <text:p text:style-name="P58"><text:span text:style-name="T43"><text:tab/></text:span><text:span text:style-name="T69">&gt; sets the color of the Bezel to be detected. It takes 3 arguments of 1 <text:tab/>byte for each colour: Red , Green and Blue.</text:span></text:p>
      <text:p text:style-name="P58"><text:tab/>GetFloatPositions()</text:p>
      <text:p text:style-name="P64"><text:span text:style-name="T17"><text:tab/></text:span><text:span text:style-name="T105">&gt; </text:span><text:span text:style-name="T104">This command returns a list of notes stored as channel numbers (one <text:tab/>byte per note), starting with the oldest note. </text:span></text:p>
      <text:p text:style-name="P58"/>
      <text:p text:style-name="P58"/>
      <text:p text:style-name="P58"><text:soft-page-break/></text:p>
      <text:p text:style-name="P58"><text:tab/>DispenseLastNote()</text:p>
      <text:p text:style-name="P64"><text:span text:style-name="T17"><text:tab/></text:span><text:span text:style-name="T106">&gt; <text:s/></text:span><text:span text:style-name="T107">This command dispenses the last note stored in the <text:s/>note float. </text:span></text:p>
      <text:p text:style-name="P58"><text:tab/>StackLastNote()</text:p>
      <text:p text:style-name="P80"><text:span text:style-name="T15"><text:tab/></text:span><text:span text:style-name="T16">&gt;</text:span>This command moves the last note stored in the note float to the stacker. </text:p>
      <text:p text:style-name="P58"/>
      <text:list xml:id="list185033770253236" text:continue-numbering="true" text:style-name="L5">
        <text:list-item>
          <text:p text:style-name="P5">Examples</text:p>
        </text:list-item>
      </text:list>
      <text:p text:style-name="P36"><text:span text:style-name="T25"><text:tab/></text:span><text:span text:style-name="T26">3 example scripts are provided with this module.<text:line-break/></text:span></text:p>
      <text:list xml:id="list5261027082269533362" text:style-name="L7">
        <text:list-item>
          <text:p text:style-name="P90"><text:span text:style-name="T23">Demo-io.py <text:s/>which demonstrates usage of the module to perform IO operation via the Universal Interface.</text:span></text:p>
        </text:list-item>
        <text:list-item>
          <text:p text:style-name="P90"><text:span text:style-name="T23">Demo-serial.py which demonstrates usage of the module to perform serial communication via the Universal Interface.</text:span></text:p>
        </text:list-item>
        <text:list-item>
          <text:p text:style-name="P90"><text:span text:style-name="T23">Demo-vending-machine.py </text:span><text:span text:style-name="T27">which</text:span><text:span text:style-name="T23"> demonstrates usage of the module to interact with a vending machine connected to the Universal Interface.</text:span></text:p>
        </text:list-item>
      </text:list>
      <text:p text:style-name="P91"><text:span text:style-name="T23">Each of the examples is pretty self explanatory.</text:span></text:p>
      <text:p text:style-name="P92"><text:span text:style-name="T23">Finally a GUI interface is being developed for this module and should be ready shortly.</text:span></text:p>
      <text:p text:style-name="P92"><text:span text:style-name="T23"/></text:p>
      <text:p text:style-name="P92"><text:span text:style-name="T23"/></text:p>
      <text:p text:style-name="P92"><text:soft-page-break/><text:span text:style-name="T23"/></text:p>
      <text:p text:style-name="P92"><text:span text:style-name="T23"/></text:p>
      <text:p text:style-name="P92"><text:span text:style-name="T23"/></text:p>
      <text:p text:style-name="P93"><text:span text:style-name="T34">ANNEX I</text:span></text:p>
      <text:p text:style-name="P107"/>
      <text:p text:style-name="P108">Each command or response sent or received from the Universal Interface is in the following structure:</text:p>
      <text:p text:style-name="P109"># Command Packet format <text:s/>: LEN ID CMD-G CMD-S DATA CRC</text:p>
      <text:p text:style-name="P109"># Response Packet Format : LEN ID RES DATA CRC</text:p>
      <text:p text:style-name="P108">In this module, we format the commands/response in byte arrays with the 2 last bytes representing the CRC code of the packet.</text:p>
      <text:p text:style-name="P107">CRC calculation in this module was developed using the information provided in the appendix of the user manual of the Universal Interface.<text:line-break/>Almost direct conversion of the provided c code was performed to get this CRC <text:span text:style-name="T111">calculation</text:span> working correctly.<text:line-break/>You can find the implementation in file crc16custom.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ssema HARBI</meta:initial-creator>
    <meta:creation-date>2014-07-06T11:17:13.294832902</meta:creation-date>
    <dc:date>2014-07-06T18:50:32.170212406</dc:date>
    <dc:creator>Oussema HARBI</dc:creator>
    <meta:editing-duration>PT7H25M32S</meta:editing-duration>
    <meta:editing-cycles>130</meta:editing-cycles>
    <meta:generator>LibreOffice/4.1.3.2$Linux_x86 LibreOffice_project/410m0$Build-2</meta:generator>
    <meta:document-statistic meta:table-count="0" meta:image-count="0" meta:object-count="0" meta:page-count="28" meta:paragraph-count="368" meta:word-count="3317" meta:character-count="21268" meta:non-whitespace-character-count="17875"/>
  </office:meta>
</office:document-meta>
</file>